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98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9cm"/>
    </style:style>
    <style:style style:name="ro1" style:family="table-row">
      <style:table-row-properties style:row-height="0.445cm" fo:break-before="auto" style:use-optimal-row-height="fals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91_20_-_20_115">
      <style:table-properties table:display="true" style:writing-mode="lr-tb"/>
    </style:style>
    <style:style style:name="ta2" style:family="table" style:master-page-name="PageStyle_5f_61_20_-_20_90">
      <style:table-properties table:display="true" style:writing-mode="lr-tb"/>
    </style:style>
    <style:style style:name="ta3" style:family="table" style:master-page-name="PageStyle_5f_31_20_-_20_60">
      <style:table-properties table:display="true" style:writing-mode="lr-tb"/>
    </style:style>
    <style:style style:name="ta4" style:family="table" style:master-page-name="PageStyle_5f_1_20_-_20_30">
      <style:table-properties table:display="true" style:writing-mode="lr-tb"/>
    </style:style>
    <style:style style:name="ce1" style:family="table-cell" style:parent-style-name="Default" style:data-style-name="N15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41">
      <style:table-cell-properties fo:border-bottom="none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42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42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42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4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41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41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5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48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48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41">
      <style:table-cell-properties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41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4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1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41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41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49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5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91 - 1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0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office:string-value="Mitglieder des Bundesrates" calcext:value-type="string">
            <text:p>Mitglieder des Bundesrates <text:s/></text:p>
          </table:table-cell>
          <table:table-cell table:number-columns-repeated="6"/>
          <table:table-cell table:style-name="ce30" office:value-type="string" calcext:value-type="string">
            <text:p>T 17.2.1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31"/>
          <table:table-cell table:number-columns-repeated="1016"/>
        </table:table-row>
        <table:table-row table:style-name="ro1">
          <table:table-cell table:style-name="ce4" office:value-type="string" office:string-value="Name" calcext:value-type="string">
            <text:p><text:s text:c="2"/>Name</text:p>
          </table:table-cell>
          <table:table-cell table:style-name="ce12" office:value-type="string" office:string-value="Geboren " calcext:value-type="string">
            <text:p><text:s/>Geboren </text:p>
          </table:table-cell>
          <table:table-cell table:style-name="ce12" office:value-type="string" office:string-value="Bürgerort" calcext:value-type="string">
            <text:p><text:s/>Bürgerort</text:p>
          </table:table-cell>
          <table:table-cell table:style-name="ce12" office:value-type="string" office:string-value="Kanton" calcext:value-type="string">
            <text:p><text:s/>Kanton</text:p>
          </table:table-cell>
          <table:table-cell table:style-name="ce12" office:value-type="string" office:string-value="Partei 1)" calcext:value-type="string">
            <text:p><text:s/>Partei 1)</text:p>
          </table:table-cell>
          <table:table-cell table:style-name="ce12" office:value-type="string" office:string-value="Gewählt" calcext:value-type="string">
            <text:p><text:s/>Gewählt</text:p>
          </table:table-cell>
          <table:table-cell table:style-name="ce12" office:value-type="string" office:string-value="Zurückgetreten" calcext:value-type="string">
            <text:p><text:s/>Zurückgetreten</text:p>
          </table:table-cell>
          <table:table-cell table:style-name="ce32" office:value-type="string" office:string-value="Gestorben" calcext:value-type="string">
            <text:p><text:s/>Gestorben</text:p>
          </table:table-cell>
          <table:table-cell table:style-name="ce20" table:number-columns-repeated="1016"/>
        </table:table-row>
        <table:table-row table:style-name="ro2">
          <table:table-cell table:style-name="ce4"/>
          <table:table-cell table:style-name="ce13"/>
          <table:table-cell table:style-name="ce12" table:number-columns-repeated="5"/>
          <table:table-cell table:style-name="ce32"/>
          <table:table-cell table:style-name="ce20" table:number-columns-repeated="1016"/>
        </table:table-row>
        <table:table-row table:style-name="ro2">
          <table:table-cell table:style-name="ce5"/>
          <table:table-cell table:style-name="ce14"/>
          <table:table-cell table:style-name="ce19"/>
          <table:table-cell table:style-name="ce25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Friedrich, Rudolf</text:p>
          </table:table-cell>
          <table:table-cell table:style-name="ce15" office:value-type="float" office:value="1923" calcext:value-type="float">
            <text:p>1923 <text:s text:c="3"/></text:p>
          </table:table-cell>
          <table:table-cell table:style-name="ce20" office:value-type="string" office:string-value="Winterthur" calcext:value-type="string">
            <text:p><text:s/>Winterthur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8.12.1982&quot;" office:value-type="string" office:string-value="08.12.1982" calcext:value-type="string">
            <text:p>08.12.1982 <text:s/></text:p>
          </table:table-cell>
          <table:table-cell table:style-name="ce27" table:formula="of:=&quot;20.10.1984&quot;" office:value-type="string" office:string-value="20.10.1984" calcext:value-type="string">
            <text:p>20.10.1984 <text:s/></text:p>
          </table:table-cell>
          <table:table-cell table:style-name="ce29" office:value-type="string" office:string-value="15.10.2013" calcext:value-type="string">
            <text:p>15.10.201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tich, Otto</text:p>
          </table:table-cell>
          <table:table-cell table:style-name="ce15" office:value-type="float" office:value="1927" calcext:value-type="float">
            <text:p>1927 <text:s text:c="3"/></text:p>
          </table:table-cell>
          <table:table-cell table:style-name="ce20" office:value-type="string" office:string-value="Kleinlützel" calcext:value-type="string">
            <text:p><text:s/>Kleinlützel</text:p>
          </table:table-cell>
          <table:table-cell office:value-type="string" office:string-value="SO" calcext:value-type="string">
            <text:p><text:s/>SO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07.12.1983&quot;" office:value-type="string" office:string-value="07.12.1983" calcext:value-type="string">
            <text:p>07.12.1983 <text:s/></text:p>
          </table:table-cell>
          <table:table-cell table:style-name="ce27" table:formula="of:=&quot;31.10.1995&quot;" office:value-type="string" office:string-value="31.10.1995" calcext:value-type="string">
            <text:p>31.10.1995 <text:s/></text:p>
          </table:table-cell>
          <table:table-cell table:style-name="ce29" office:value-type="string" office:string-value="12.09.2012" calcext:value-type="string">
            <text:p>12.09.201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elamuraz, Jean-Pascal</text:p>
          </table:table-cell>
          <table:table-cell table:style-name="ce15" office:value-type="float" office:value="1936" calcext:value-type="float">
            <text:p>1936 <text:s text:c="3"/></text:p>
          </table:table-cell>
          <table:table-cell table:style-name="ce20" office:value-type="string" office:string-value="Longirod" calcext:value-type="string">
            <text:p><text:s/>Longirod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7.12.1983&quot;" office:value-type="string" office:string-value="07.12.1983" calcext:value-type="string">
            <text:p>07.12.1983 <text:s/></text:p>
          </table:table-cell>
          <table:table-cell table:style-name="ce27" office:value-type="string" office:string-value="30.03.1998" calcext:value-type="string">
            <text:p>30.03.1998 <text:s/></text:p>
          </table:table-cell>
          <table:table-cell table:style-name="ce29" office:value-type="string" office:string-value="04.10.1998" calcext:value-type="string">
            <text:p>04.10.199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opp, Elisabeth</text:p>
          </table:table-cell>
          <table:table-cell table:style-name="ce15" office:value-type="float" office:value="1936" calcext:value-type="float">
            <text:p>1936 <text:s text:c="3"/></text:p>
          </table:table-cell>
          <table:table-cell table:style-name="ce20" office:value-type="string" office:string-value="Niederönz, Luzern und Zumikon" calcext:value-type="string">
            <text:p><text:s/>Niederönz, Luzern und Zumikon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2.10.1984&quot;" office:value-type="string" office:string-value="02.10.1984" calcext:value-type="string">
            <text:p>02.10.1984 <text:s/></text:p>
          </table:table-cell>
          <table:table-cell table:style-name="ce27" table:formula="of:=&quot;12.01.1989&quot;" office:value-type="string" office:string-value="12.01.1989" calcext:value-type="string">
            <text:p>12.01.1989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oller, Arnold</text:p>
          </table:table-cell>
          <table:table-cell table:style-name="ce15" office:value-type="float" office:value="1933" calcext:value-type="float">
            <text:p>1933 <text:s text:c="3"/></text:p>
          </table:table-cell>
          <table:table-cell table:style-name="ce20" office:value-type="string" office:string-value="Gossau u. Oberbüren" calcext:value-type="string">
            <text:p><text:s/>Gossau u. Oberbüren</text:p>
          </table:table-cell>
          <table:table-cell office:value-type="string" office:string-value="AI" calcext:value-type="string">
            <text:p><text:s/>AI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0.12.1986&quot;" office:value-type="string" office:string-value="10.12.1986" calcext:value-type="string">
            <text:p>10.12.1986 <text:s/></text:p>
          </table:table-cell>
          <table:table-cell table:style-name="ce27" office:value-type="string" office:string-value="30.04.1999" calcext:value-type="string">
            <text:p>30.04.1999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otti, Flavio</text:p>
          </table:table-cell>
          <table:table-cell table:style-name="ce15" office:value-type="float" office:value="1939" calcext:value-type="float">
            <text:p>1939 <text:s text:c="3"/></text:p>
          </table:table-cell>
          <table:table-cell table:style-name="ce20" office:value-type="string" office:string-value="Prato Sornico" calcext:value-type="string">
            <text:p><text:s/>Prato Sornico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0.12.1986&quot;" office:value-type="string" office:string-value="10.12.1986" calcext:value-type="string">
            <text:p>10.12.1986 <text:s/></text:p>
          </table:table-cell>
          <table:table-cell table:style-name="ce27" office:value-type="string" office:string-value="30.04.1999" calcext:value-type="string">
            <text:p>30.04.1999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elber, René</text:p>
          </table:table-cell>
          <table:table-cell table:style-name="ce15" office:value-type="float" office:value="1933" calcext:value-type="float">
            <text:p>1933 <text:s text:c="3"/></text:p>
          </table:table-cell>
          <table:table-cell table:style-name="ce20" office:value-type="string" office:string-value="Kottwil und Le Locle" calcext:value-type="string">
            <text:p><text:s/>Kottwil und Le Locle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09.12.1987&quot;" office:value-type="string" office:string-value="09.12.1987" calcext:value-type="string">
            <text:p>09.12.1987 <text:s/></text:p>
          </table:table-cell>
          <table:table-cell table:style-name="ce27" office:value-type="string" office:string-value="31.03.1993" calcext:value-type="string">
            <text:p>31.03.1993 <text:s/>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6" office:value-type="string" calcext:value-type="string">
            <text:p>Ogi, Adolf</text:p>
          </table:table-cell>
          <table:table-cell table:style-name="ce15" office:value-type="float" office:value="1942" calcext:value-type="float">
            <text:p>1942 <text:s text:c="3"/></text:p>
          </table:table-cell>
          <table:table-cell table:style-name="ce20" office:value-type="string" office:string-value="Kandersteg" calcext:value-type="string">
            <text:p><text:s/>Kandersteg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09.12.1987&quot;" office:value-type="string" office:string-value="09.12.1987" calcext:value-type="string">
            <text:p>09.12.1987 <text:s/></text:p>
          </table:table-cell>
          <table:table-cell table:style-name="ce27" office:value-type="string" office:string-value="31.12.2000" calcext:value-type="string">
            <text:p>31.12.2000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Villiger, Kaspar</text:p>
          </table:table-cell>
          <table:table-cell table:style-name="ce15" office:value-type="float" office:value="1941" calcext:value-type="float">
            <text:p>1941 <text:s text:c="3"/></text:p>
          </table:table-cell>
          <table:table-cell table:style-name="ce20" office:value-type="string" office:string-value="Sins und Pfeffikon" calcext:value-type="string">
            <text:p><text:s/>Sins und Pfeffikon</text:p>
          </table:table-cell>
          <table:table-cell office:value-type="string" office:string-value="LU" calcext:value-type="string">
            <text:p><text:s/>LU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1.02.1989&quot;" office:value-type="string" office:string-value="01.02.1989" calcext:value-type="string">
            <text:p>01.02.1989 <text:s/></text:p>
          </table:table-cell>
          <table:table-cell table:style-name="ce27" office:value-type="string" office:string-value="31.12.2003" calcext:value-type="string">
            <text:p>31.12.2003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reifuss, Ruth</text:p>
          </table:table-cell>
          <table:table-cell table:style-name="ce15" office:value-type="float" office:value="1940" calcext:value-type="float">
            <text:p>1940 <text:s text:c="3"/></text:p>
          </table:table-cell>
          <table:table-cell table:style-name="ce20" office:value-type="string" office:string-value="Endingen" calcext:value-type="string">
            <text:p><text:s/>Endingen</text:p>
          </table:table-cell>
          <table:table-cell office:value-type="string" office:string-value="GE" calcext:value-type="string">
            <text:p><text:s/>GE</text:p>
          </table:table-cell>
          <table:table-cell office:value-type="string" office:string-value="SP" calcext:value-type="string">
            <text:p><text:s/>SP</text:p>
          </table:table-cell>
          <table:table-cell table:style-name="ce27" office:value-type="string" office:string-value="10.03.1993" calcext:value-type="string">
            <text:p>10.03.1993 <text:s/></text:p>
          </table:table-cell>
          <table:table-cell table:style-name="ce27" office:value-type="string" office:string-value="31.12.2002" calcext:value-type="string">
            <text:p>31.12.2002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Leuenberger, Moritz</text:p>
          </table:table-cell>
          <table:table-cell table:style-name="ce15" office:value-type="float" office:value="1946" calcext:value-type="float">
            <text:p>1946 <text:s text:c="3"/></text:p>
          </table:table-cell>
          <table:table-cell table:style-name="ce20" office:value-type="string" office:string-value="Rohrbach " calcext:value-type="string">
            <text:p><text:s/>Rohrbach 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27.09.1995&quot;" office:value-type="string" office:string-value="27.09.1995" calcext:value-type="string">
            <text:p>27.09.1995 <text:s/></text:p>
          </table:table-cell>
          <table:table-cell table:style-name="ce27" office:value-type="string" office:string-value="31.10.2010" calcext:value-type="string">
            <text:p>31.10.2010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Couchepin, Pascal</text:p>
          </table:table-cell>
          <table:table-cell table:style-name="ce15" office:value-type="float" office:value="1942" calcext:value-type="float">
            <text:p>1942 <text:s text:c="3"/></text:p>
          </table:table-cell>
          <table:table-cell table:style-name="ce20" office:value-type="string" office:string-value="Martigny " calcext:value-type="string">
            <text:p><text:s/>Martigny </text:p>
          </table:table-cell>
          <table:table-cell office:value-type="string" office:string-value="VS" calcext:value-type="string">
            <text:p><text:s/>VS</text:p>
          </table:table-cell>
          <table:table-cell office:value-type="string" office:string-value="FDP" calcext:value-type="string">
            <text:p><text:s/>FDP</text:p>
          </table:table-cell>
          <table:table-cell table:style-name="ce27" office:value-type="string" office:string-value="11.03.1998" calcext:value-type="string">
            <text:p>11.03.1998 <text:s/></text:p>
          </table:table-cell>
          <table:table-cell table:style-name="ce27" office:value-type="string" office:string-value="31.10.2009" calcext:value-type="string">
            <text:p>31.10.2009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Metzler-Arnold, Ruth</text:p>
          </table:table-cell>
          <table:table-cell table:style-name="ce15" office:value-type="float" office:value="1964" calcext:value-type="float">
            <text:p>1964 <text:s text:c="3"/></text:p>
          </table:table-cell>
          <table:table-cell table:style-name="ce20" office:value-type="string" office:string-value="Willisau, Richenthal und Balgach" calcext:value-type="string">
            <text:p><text:s/>Willisau, Richenthal und Balgach</text:p>
          </table:table-cell>
          <table:table-cell office:value-type="string" office:string-value="AI" calcext:value-type="string">
            <text:p><text:s/>AI</text:p>
          </table:table-cell>
          <table:table-cell office:value-type="string" office:string-value="CVP" calcext:value-type="string">
            <text:p><text:s/>CVP</text:p>
          </table:table-cell>
          <table:table-cell table:style-name="ce27" office:value-type="string" office:string-value="11.03.1999" calcext:value-type="string">
            <text:p>11.03.1999 <text:s/></text:p>
          </table:table-cell>
          <table:table-cell table:style-name="ce27" office:value-type="string" office:string-value="31.12.2003" calcext:value-type="string">
            <text:p>31.12.2003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Deiss, Joseph</text:p>
          </table:table-cell>
          <table:table-cell table:style-name="ce15" office:value-type="float" office:value="1946" calcext:value-type="float">
            <text:p>1946 <text:s text:c="3"/></text:p>
          </table:table-cell>
          <table:table-cell table:style-name="ce20" office:value-type="string" office:string-value="Zeihen" calcext:value-type="string">
            <text:p><text:s/>Zeihen</text:p>
          </table:table-cell>
          <table:table-cell office:value-type="string" office:string-value="FR" calcext:value-type="string">
            <text:p><text:s/>FR</text:p>
          </table:table-cell>
          <table:table-cell office:value-type="string" office:string-value="CVP" calcext:value-type="string">
            <text:p><text:s/>CVP</text:p>
          </table:table-cell>
          <table:table-cell table:style-name="ce27" office:value-type="string" office:string-value="11.03.1999" calcext:value-type="string">
            <text:p>11.03.1999 <text:s/></text:p>
          </table:table-cell>
          <table:table-cell table:style-name="ce27" office:value-type="string" office:string-value="31.07.2006" calcext:value-type="string">
            <text:p>31.07.2006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Schmid, Samuel</text:p>
          </table:table-cell>
          <table:table-cell table:style-name="ce15" office:value-type="float" office:value="1947" calcext:value-type="float">
            <text:p>1947 <text:s text:c="3"/></text:p>
          </table:table-cell>
          <table:table-cell table:style-name="ce20" office:value-type="string" office:string-value="Attiswil" calcext:value-type="string">
            <text:p><text:s/>Attiswil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 2)" calcext:value-type="string">
            <text:p><text:s/>SVP 2)</text:p>
          </table:table-cell>
          <table:table-cell table:style-name="ce27" office:value-type="string" office:string-value="06.12.2000" calcext:value-type="string">
            <text:p>06.12.2000 <text:s/></text:p>
          </table:table-cell>
          <table:table-cell table:style-name="ce27" office:value-type="string" office:string-value="31.12.2008" calcext:value-type="string">
            <text:p>31.12.2008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Calmy-Rey, Micheline</text:p>
          </table:table-cell>
          <table:table-cell table:style-name="ce15" office:value-type="float" office:value="1945" calcext:value-type="float">
            <text:p>1945 <text:s text:c="3"/></text:p>
          </table:table-cell>
          <table:table-cell table:style-name="ce20" office:value-type="string" office:string-value="Chermignon" calcext:value-type="string">
            <text:p><text:s/>Chermignon</text:p>
          </table:table-cell>
          <table:table-cell office:value-type="string" office:string-value="GE" calcext:value-type="string">
            <text:p><text:s/>GE</text:p>
          </table:table-cell>
          <table:table-cell office:value-type="string" office:string-value="SP" calcext:value-type="string">
            <text:p><text:s/>SP</text:p>
          </table:table-cell>
          <table:table-cell table:style-name="ce27" office:value-type="string" office:string-value="04.12.2002" calcext:value-type="string">
            <text:p>04.12.2002 <text:s/></text:p>
          </table:table-cell>
          <table:table-cell table:style-name="ce27" office:value-type="string" office:string-value="31.12.2011" calcext:value-type="string">
            <text:p>31.12.2011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Blocher, Christoph</text:p>
          </table:table-cell>
          <table:table-cell table:style-name="ce15" office:value-type="float" office:value="1940" calcext:value-type="float">
            <text:p>1940 <text:s text:c="3"/></text:p>
          </table:table-cell>
          <table:table-cell table:style-name="ce20" office:value-type="string" office:string-value="Meilen, Zürich, Schattenhalb" calcext:value-type="string">
            <text:p><text:s/>Meilen, Zürich, Schattenhalb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SVP" calcext:value-type="string">
            <text:p><text:s/>SVP</text:p>
          </table:table-cell>
          <table:table-cell table:style-name="ce27" office:value-type="string" office:string-value="10.12.2003" calcext:value-type="string">
            <text:p>10.12.2003 <text:s/></text:p>
          </table:table-cell>
          <table:table-cell table:style-name="ce27" office:value-type="string" office:string-value="31.12.2007" calcext:value-type="string">
            <text:p>31.12.2007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Merz, Hans-Rudolf</text:p>
          </table:table-cell>
          <table:table-cell table:style-name="ce15" office:value-type="float" office:value="1942" calcext:value-type="float">
            <text:p>1942 <text:s text:c="3"/></text:p>
          </table:table-cell>
          <table:table-cell table:style-name="ce20" office:value-type="string" office:string-value="Beinwil am See" calcext:value-type="string">
            <text:p><text:s/>Beinwil am See</text:p>
          </table:table-cell>
          <table:table-cell office:value-type="string" office:string-value="AR" calcext:value-type="string">
            <text:p><text:s/>AR</text:p>
          </table:table-cell>
          <table:table-cell office:value-type="string" office:string-value="FDP" calcext:value-type="string">
            <text:p><text:s/>FDP</text:p>
          </table:table-cell>
          <table:table-cell table:style-name="ce27" office:value-type="string" office:string-value="10.12.2003" calcext:value-type="string">
            <text:p>10.12.2003 <text:s/></text:p>
          </table:table-cell>
          <table:table-cell table:style-name="ce27" office:value-type="string" office:string-value="01.10.2010" calcext:value-type="string">
            <text:p>01.10.2010 <text:s/>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Leuthard, Doris</text:p>
          </table:table-cell>
          <table:table-cell table:style-name="ce15" office:value-type="float" office:value="1963" calcext:value-type="float">
            <text:p>1963 <text:s text:c="3"/></text:p>
          </table:table-cell>
          <table:table-cell table:style-name="ce20" office:value-type="string" office:string-value="Merenschwand, Sarnen" calcext:value-type="string">
            <text:p><text:s/>Merenschwand, Sarnen</text:p>
          </table:table-cell>
          <table:table-cell office:value-type="string" office:string-value="AG" calcext:value-type="string">
            <text:p><text:s/>AG</text:p>
          </table:table-cell>
          <table:table-cell office:value-type="string" office:string-value="CVP" calcext:value-type="string">
            <text:p><text:s/>CVP</text:p>
          </table:table-cell>
          <table:table-cell table:style-name="ce27" office:value-type="string" office:string-value="14.06.2006" calcext:value-type="string">
            <text:p>14.06.2006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Widmer-Schlumpf, Eveline</text:p>
          </table:table-cell>
          <table:table-cell table:style-name="ce15" office:value-type="float" office:value="1956" calcext:value-type="float">
            <text:p>1956 <text:s text:c="3"/></text:p>
          </table:table-cell>
          <table:table-cell table:style-name="ce20" office:value-type="string" office:string-value="Felsberg, Mönchaltorf" calcext:value-type="string">
            <text:p><text:s/>Felsberg, Mönchaltorf</text:p>
          </table:table-cell>
          <table:table-cell office:value-type="string" office:string-value="GR" calcext:value-type="string">
            <text:p><text:s/>GR</text:p>
          </table:table-cell>
          <table:table-cell office:value-type="string" office:string-value="SVP 2)" calcext:value-type="string">
            <text:p><text:s/>SVP 2)</text:p>
          </table:table-cell>
          <table:table-cell table:style-name="ce27" office:value-type="string" office:string-value="12.12.2007" calcext:value-type="string">
            <text:p>12.12.2007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Maurer, Ueli</text:p>
          </table:table-cell>
          <table:table-cell table:style-name="ce15" office:value-type="float" office:value="1950" calcext:value-type="float">
            <text:p>1950 <text:s text:c="3"/></text:p>
          </table:table-cell>
          <table:table-cell table:style-name="ce20" office:value-type="string" office:string-value="Adelboden, Hinwil" calcext:value-type="string">
            <text:p><text:s/>Adelboden, Hinwil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SVP" calcext:value-type="string">
            <text:p><text:s/>SVP</text:p>
          </table:table-cell>
          <table:table-cell table:style-name="ce27" office:value-type="string" office:string-value="10.12.2008" calcext:value-type="string">
            <text:p>10.12.2008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Burkhalter, Didier</text:p>
          </table:table-cell>
          <table:table-cell table:style-name="ce15" office:value-type="float" office:value="1960" calcext:value-type="float">
            <text:p>1960 <text:s text:c="3"/></text:p>
          </table:table-cell>
          <table:table-cell table:style-name="ce20" office:value-type="string" office:string-value="Neuchâtel, Sumiswald" calcext:value-type="string">
            <text:p><text:s/>Neuchâtel, Sumiswald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FDP" calcext:value-type="string">
            <text:p><text:s/>FDP</text:p>
          </table:table-cell>
          <table:table-cell table:style-name="ce27" office:value-type="string" office:string-value="16.09.2009" calcext:value-type="string">
            <text:p>16.09.2009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Sommaruga, Simonetta</text:p>
          </table:table-cell>
          <table:table-cell table:style-name="ce15" office:value-type="float" office:value="1960" calcext:value-type="float">
            <text:p>1960 <text:s text:c="3"/></text:p>
          </table:table-cell>
          <table:table-cell table:style-name="ce20" office:value-type="string" office:string-value="Lugano, Eggiwil" calcext:value-type="string">
            <text:p><text:s/>Lugano, Eggiwil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P" calcext:value-type="string">
            <text:p><text:s/>SP</text:p>
          </table:table-cell>
          <table:table-cell table:style-name="ce27" office:value-type="string" office:string-value="22.09.2010" calcext:value-type="string">
            <text:p>22.09.2010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Schneider-Ammann, Johann N.</text:p>
          </table:table-cell>
          <table:table-cell table:style-name="ce15" office:value-type="float" office:value="1952" calcext:value-type="float">
            <text:p>1952 <text:s text:c="3"/></text:p>
          </table:table-cell>
          <table:table-cell table:style-name="ce20" office:value-type="string" office:string-value="Hasle bei Burgdorf" calcext:value-type="string">
            <text:p><text:s/>Hasle bei Burgdorf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FDP" calcext:value-type="string">
            <text:p><text:s/>FDP</text:p>
          </table:table-cell>
          <table:table-cell table:style-name="ce27" office:value-type="string" office:string-value="22.09.2010" calcext:value-type="string">
            <text:p>22.09.2010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1">
          <table:table-cell table:style-name="ce6" office:value-type="string" calcext:value-type="string">
            <text:p>Berset, Alain</text:p>
          </table:table-cell>
          <table:table-cell table:style-name="ce15" office:value-type="float" office:value="1972" calcext:value-type="float">
            <text:p>1972 <text:s text:c="3"/></text:p>
          </table:table-cell>
          <table:table-cell table:style-name="ce20" office:value-type="string" office:string-value="Misery-Courtion" calcext:value-type="string">
            <text:p><text:s/>Misery-Courtion</text:p>
          </table:table-cell>
          <table:table-cell office:value-type="string" office:string-value="FR" calcext:value-type="string">
            <text:p><text:s/>FR</text:p>
          </table:table-cell>
          <table:table-cell office:value-type="string" office:string-value="SP" calcext:value-type="string">
            <text:p><text:s/>SP</text:p>
          </table:table-cell>
          <table:table-cell table:style-name="ce27" office:value-type="string" office:string-value="14.12.2011" calcext:value-type="string">
            <text:p>14.12.2011 <text:s/></text:p>
          </table:table-cell>
          <table:table-cell table:style-name="ce27"/>
          <table:table-cell table:style-name="ce29"/>
          <table:table-cell table:number-columns-repeated="1016"/>
        </table:table-row>
        <table:table-row table:style-name="ro2">
          <table:table-cell table:style-name="ce7"/>
          <table:table-cell table:style-name="ce16"/>
          <table:table-cell table:style-name="ce21" table:number-columns-repeated="3"/>
          <table:table-cell table:style-name="ce28" table:number-columns-repeated="3"/>
          <table:table-cell table:number-columns-repeated="1016"/>
        </table:table-row>
        <table:table-row table:style-name="ro2">
          <table:table-cell table:style-name="ce8"/>
          <table:table-cell table:style-name="ce17"/>
          <table:table-cell table:style-name="ce22" table:number-columns-repeated="3"/>
          <table:table-cell table:style-name="ce29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1) Die Parteibezeichnung richtet sich nach den heute verwendeten Namen.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9" office:value-type="string" calcext:value-type="string">
            <text:p>Bei Parteien, die im Verlauf der Zeit ihren Namen änderten, wird in den Tabellen die heute gültige Bezeichnung verwendet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2009: Fusion von FDP und LPS auf nationaler Ebene unter der Bezeichnung "FDP.Die Liberalen"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2) Mitte 2008: Ausschluss bzw. Austritt aus der SVP-Schweiz und Beitritt zur neu gegründeten Bürgerlich-Demokratischen Partei (BDP)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DP <text:s text:c="7"/></text:p>
          </table:table-cell>
          <table:table-cell table:style-name="ce23" office:value-type="string" calcext:value-type="string">
            <text:p>Freisinnig-Demokratische Partei der Schweiz</text:p>
          </table:table-cell>
          <table:table-cell/>
          <table:table-cell table:style-name="ce26" office:value-type="string" calcext:value-type="string">
            <text:p>PdA <text:s text:c="12"/></text:p>
          </table:table-cell>
          <table:table-cell office:value-type="string" calcext:value-type="string">
            <text:p>Partei der Arbeit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09: Fusion von FDP und LPS auf nationaler Ebene </text:p>
          </table:table-cell>
          <table:table-cell/>
          <table:table-cell table:style-name="ce26" office:value-type="string" calcext:value-type="string">
            <text:p>GPS</text:p>
          </table:table-cell>
          <table:table-cell office:value-type="string" calcext:value-type="string">
            <text:p>Grüne 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unter der Bezeichnung "FDP.Die Liberalen".</text:p>
          </table:table-cell>
          <table:table-cell/>
          <table:table-cell table:style-name="ce26" office:value-type="string" calcext:value-type="string">
            <text:p>FGA</text:p>
          </table:table-cell>
          <table:table-cell office:value-type="string" calcext:value-type="string">
            <text:p>Grün-alternative und feministische Gruppierung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VP</text:p>
          </table:table-cell>
          <table:table-cell table:style-name="ce23" office:value-type="string" calcext:value-type="string">
            <text:p>Christlichdemokratische Volkspartei der Schweiz</text:p>
          </table:table-cell>
          <table:table-cell/>
          <table:table-cell table:style-name="ce26"/>
          <table:table-cell office:value-type="string" calcext:value-type="string">
            <text:p>(Sammelbezeichnung)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P</text:p>
          </table:table-cell>
          <table:table-cell table:style-name="ce23" office:value-type="string" calcext:value-type="string">
            <text:p>Sozialdemokratische Partei der Schweiz</text:p>
          </table:table-cell>
          <table:table-cell/>
          <table:table-cell table:style-name="ce26" office:value-type="string" calcext:value-type="string">
            <text:p>Sol.</text:p>
          </table:table-cell>
          <table:table-cell office:value-type="string" calcext:value-type="string">
            <text:p>Solidarität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VP</text:p>
          </table:table-cell>
          <table:table-cell table:style-name="ce23" office:value-type="string" calcext:value-type="string">
            <text:p>Schweizerische Volkspartei</text:p>
          </table:table-cell>
          <table:table-cell/>
          <table:table-cell table:style-name="ce26" office:value-type="string" calcext:value-type="string">
            <text:p>SD</text:p>
          </table:table-cell>
          <table:table-cell office:value-type="string" calcext:value-type="string">
            <text:p>Schweizer Demokrat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PS</text:p>
          </table:table-cell>
          <table:table-cell table:style-name="ce23" office:value-type="string" calcext:value-type="string">
            <text:p>Liberale Partei der Schweiz</text:p>
          </table:table-cell>
          <table:table-cell/>
          <table:table-cell table:style-name="ce26" office:value-type="string" calcext:value-type="string">
            <text:p>EDU</text:p>
          </table:table-cell>
          <table:table-cell office:value-type="string" calcext:value-type="string">
            <text:p>Eidgenössisch-Demokratische Un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(Februar 2009: Fusion mit der FDP)</text:p>
          </table:table-cell>
          <table:table-cell/>
          <table:table-cell table:style-name="ce26" office:value-type="string" calcext:value-type="string">
            <text:p>FPS</text:p>
          </table:table-cell>
          <table:table-cell office:value-type="string" calcext:value-type="string">
            <text:p>Freiheits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dU</text:p>
          </table:table-cell>
          <table:table-cell table:style-name="ce23" office:value-type="string" calcext:value-type="string">
            <text:p>Landesring der Unabhängigen</text:p>
          </table:table-cell>
          <table:table-cell/>
          <table:table-cell table:style-name="ce26" office:value-type="string" calcext:value-type="string">
            <text:p>Lega</text:p>
          </table:table-cell>
          <table:table-cell office:value-type="string" calcext:value-type="string">
            <text:p>Lega dei ticinesi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EVP</text:p>
          </table:table-cell>
          <table:table-cell table:style-name="ce23" office:value-type="string" calcext:value-type="string">
            <text:p>Evangelische Volkspartei der Schweiz</text:p>
          </table:table-cell>
          <table:table-cell/>
          <table:table-cell table:style-name="ce26" office:value-type="string" calcext:value-type="string">
            <text:p>MCR</text:p>
          </table:table-cell>
          <table:table-cell office:value-type="string" calcext:value-type="string">
            <text:p>Mouvement Citoyens Romands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SP</text:p>
          </table:table-cell>
          <table:table-cell table:style-name="ce23" office:value-type="string" calcext:value-type="string">
            <text:p>Christlichsoziale Partei</text:p>
          </table:table-cell>
          <table:table-cell/>
          <table:table-cell table:style-name="ce26" office:value-type="string" calcext:value-type="string">
            <text:p>Übrige</text:p>
          </table:table-cell>
          <table:table-cell office:value-type="string" calcext:value-type="string">
            <text:p>übrige Partei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DSP</text:p>
          </table:table-cell>
          <table:table-cell table:style-name="ce23" office:value-type="string" calcext:value-type="string">
            <text:p>Demokratisch-Sozial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BDP</text:p>
          </table:table-cell>
          <table:table-cell table:style-name="ce23" office:value-type="string" calcext:value-type="string">
            <text:p>Bürgerlich-Demokratische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kanzlei, Informationsdienst. Auskunft: 031 322 37 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Mail: webmaster@admin.ch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1 - 90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0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office:string-value="Mitglieder des Bundesrates" calcext:value-type="string">
            <text:p>Mitglieder des Bundesrates <text:s/></text:p>
          </table:table-cell>
          <table:table-cell table:number-columns-repeated="6"/>
          <table:table-cell table:style-name="ce30" office:value-type="string" calcext:value-type="string">
            <text:p>T 17.2.1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31"/>
          <table:table-cell table:number-columns-repeated="1016"/>
        </table:table-row>
        <table:table-row table:style-name="ro1">
          <table:table-cell table:style-name="ce4" office:value-type="string" office:string-value="Name" calcext:value-type="string">
            <text:p><text:s text:c="2"/>Name</text:p>
          </table:table-cell>
          <table:table-cell table:style-name="ce12" office:value-type="string" office:string-value="Geboren " calcext:value-type="string">
            <text:p><text:s/>Geboren </text:p>
          </table:table-cell>
          <table:table-cell table:style-name="ce12" office:value-type="string" office:string-value="Bürgerort" calcext:value-type="string">
            <text:p><text:s/>Bürgerort</text:p>
          </table:table-cell>
          <table:table-cell table:style-name="ce12" office:value-type="string" office:string-value="Kanton" calcext:value-type="string">
            <text:p><text:s/>Kanton</text:p>
          </table:table-cell>
          <table:table-cell table:style-name="ce12" office:value-type="string" office:string-value="Partei 1)" calcext:value-type="string">
            <text:p><text:s/>Partei 1)</text:p>
          </table:table-cell>
          <table:table-cell table:style-name="ce12" office:value-type="string" office:string-value="Gewählt" calcext:value-type="string">
            <text:p><text:s/>Gewählt</text:p>
          </table:table-cell>
          <table:table-cell table:style-name="ce12" office:value-type="string" office:string-value="Zurückgetreten" calcext:value-type="string">
            <text:p><text:s/>Zurückgetreten</text:p>
          </table:table-cell>
          <table:table-cell table:style-name="ce32" office:value-type="string" office:string-value="Gestorben" calcext:value-type="string">
            <text:p><text:s/>Gestorben</text:p>
          </table:table-cell>
          <table:table-cell table:style-name="ce20" table:number-columns-repeated="1016"/>
        </table:table-row>
        <table:table-row table:style-name="ro2">
          <table:table-cell table:style-name="ce4"/>
          <table:table-cell table:style-name="ce13"/>
          <table:table-cell table:style-name="ce12" table:number-columns-repeated="5"/>
          <table:table-cell table:style-name="ce32"/>
          <table:table-cell table:style-name="ce20" table:number-columns-repeated="1016"/>
        </table:table-row>
        <table:table-row table:style-name="ro2">
          <table:table-cell table:style-name="ce5"/>
          <table:table-cell table:style-name="ce14"/>
          <table:table-cell table:style-name="ce19"/>
          <table:table-cell table:style-name="ce25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Kobelt, Karl</text:p>
          </table:table-cell>
          <table:table-cell table:style-name="ce15" office:value-type="float" office:value="1891" calcext:value-type="float">
            <text:p>1891 <text:s text:c="3"/></text:p>
          </table:table-cell>
          <table:table-cell table:style-name="ce20" office:value-type="string" office:string-value="Marbach" calcext:value-type="string">
            <text:p><text:s/>Marbach</text:p>
          </table:table-cell>
          <table:table-cell office:value-type="string" office:string-value="SG" calcext:value-type="string">
            <text:p><text:s/>S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12.1940&quot;" office:value-type="string" office:string-value="10.12.1940" calcext:value-type="string">
            <text:p>10.12.1940 <text:s/></text:p>
          </table:table-cell>
          <table:table-cell table:style-name="ce27" table:formula="of:=&quot;05.11.1954&quot;" office:value-type="string" office:string-value="05.11.1954" calcext:value-type="string">
            <text:p>05.11.1954 <text:s/></text:p>
          </table:table-cell>
          <table:table-cell table:style-name="ce29" table:formula="of:=&quot;06.01.1968&quot;" office:value-type="string" office:string-value="06.01.1968" calcext:value-type="string">
            <text:p>06.01.196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obs, Ernst</text:p>
          </table:table-cell>
          <table:table-cell table:style-name="ce15" office:value-type="float" office:value="1886" calcext:value-type="float">
            <text:p>1886 <text:s text:c="3"/></text:p>
          </table:table-cell>
          <table:table-cell table:style-name="ce20" office:value-type="string" office:string-value="Seedorf, Grindelwald und Zürich" calcext:value-type="string">
            <text:p><text:s/>Seedorf, Grindelwald und Zürich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15.12.1943&quot;" office:value-type="string" office:string-value="15.12.1943" calcext:value-type="string">
            <text:p>15.12.1943 <text:s/></text:p>
          </table:table-cell>
          <table:table-cell table:style-name="ce27" table:formula="of:=&quot;13.11.1951&quot;" office:value-type="string" office:string-value="13.11.1951" calcext:value-type="string">
            <text:p>13.11.1951 <text:s/></text:p>
          </table:table-cell>
          <table:table-cell table:style-name="ce29" table:formula="of:=&quot;15.03.1957&quot;" office:value-type="string" office:string-value="15.03.1957" calcext:value-type="string">
            <text:p>15.03.195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etitpierre, Max</text:p>
          </table:table-cell>
          <table:table-cell table:style-name="ce15" office:value-type="float" office:value="1899" calcext:value-type="float">
            <text:p>1899 <text:s text:c="3"/></text:p>
          </table:table-cell>
          <table:table-cell table:style-name="ce20" office:value-type="string" office:string-value="Neuchâtel et Couvet" calcext:value-type="string">
            <text:p><text:s/>Neuchâtel et Couvet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4.12.1944&quot;" office:value-type="string" office:string-value="14.12.1944" calcext:value-type="string">
            <text:p>14.12.1944 <text:s/></text:p>
          </table:table-cell>
          <table:table-cell table:style-name="ce27" table:formula="of:=&quot;30.06.1961&quot;" office:value-type="string" office:string-value="30.06.1961" calcext:value-type="string">
            <text:p>30.06.1961 <text:s/></text:p>
          </table:table-cell>
          <table:table-cell table:style-name="ce29" table:formula="of:=&quot;25.03.1994&quot;" office:value-type="string" office:string-value="25.03.1994" calcext:value-type="string">
            <text:p>25.03.199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ubattel, Rodolphe</text:p>
          </table:table-cell>
          <table:table-cell table:style-name="ce15" office:value-type="float" office:value="1896" calcext:value-type="float">
            <text:p>1896 <text:s text:c="3"/></text:p>
          </table:table-cell>
          <table:table-cell table:style-name="ce20" office:value-type="string" office:string-value="Villarzel" calcext:value-type="string">
            <text:p><text:s/>Villarzel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1.12.1947&quot;" office:value-type="string" office:string-value="11.12.1947" calcext:value-type="string">
            <text:p>11.12.1947 <text:s/></text:p>
          </table:table-cell>
          <table:table-cell table:style-name="ce27" table:formula="of:=&quot;01.11.1954&quot;" office:value-type="string" office:string-value="01.11.1954" calcext:value-type="string">
            <text:p>01.11.1954 <text:s/></text:p>
          </table:table-cell>
          <table:table-cell table:style-name="ce29" table:formula="of:=&quot;18.10.1961&quot;" office:value-type="string" office:string-value="18.10.1961" calcext:value-type="string">
            <text:p>18.10.1961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scher, Josef</text:p>
          </table:table-cell>
          <table:table-cell table:style-name="ce15" office:value-type="float" office:value="1885" calcext:value-type="float">
            <text:p>1885 <text:s text:c="3"/></text:p>
          </table:table-cell>
          <table:table-cell table:style-name="ce20" office:value-type="string" office:string-value="Simplon-Dorf" calcext:value-type="string">
            <text:p><text:s/>Simplon-Dorf</text:p>
          </table:table-cell>
          <table:table-cell office:value-type="string" office:string-value="VS" calcext:value-type="string">
            <text:p><text:s/>VS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4.09.1950&quot;" office:value-type="string" office:string-value="14.09.1950" calcext:value-type="string">
            <text:p>14.09.1950 <text:s/></text:p>
          </table:table-cell>
          <table:table-cell table:style-name="ce27" table:formula="of:=&quot;04.12.1954&quot;" office:value-type="string" office:string-value="04.12.1954" calcext:value-type="string">
            <text:p>04.12.1954 <text:s/></text:p>
          </table:table-cell>
          <table:table-cell table:style-name="ce29" table:formula="of:=&quot;09.12.1954&quot;" office:value-type="string" office:string-value="09.12.1954" calcext:value-type="string">
            <text:p>09.12.195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eldmann, Markus</text:p>
          </table:table-cell>
          <table:table-cell table:style-name="ce15" office:value-type="float" office:value="1897" calcext:value-type="float">
            <text:p>1897 <text:s text:c="3"/></text:p>
          </table:table-cell>
          <table:table-cell table:style-name="ce20" office:value-type="string" office:string-value="Glarus und Bern" calcext:value-type="string">
            <text:p><text:s/>Glarus und Bern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13.12.1951&quot;" office:value-type="string" office:string-value="13.12.1951" calcext:value-type="string">
            <text:p>13.12.1951 <text:s/></text:p>
          </table:table-cell>
          <table:table-cell table:style-name="ce27" table:formula="of:=&quot;-&quot;" office:value-type="string" office:string-value="-" calcext:value-type="string">
            <text:p>- <text:s/></text:p>
          </table:table-cell>
          <table:table-cell table:style-name="ce29" table:formula="of:=&quot;03.11.1958&quot;" office:value-type="string" office:string-value="03.11.1958" calcext:value-type="string">
            <text:p>03.11.195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eber, Max</text:p>
          </table:table-cell>
          <table:table-cell table:style-name="ce15" office:value-type="float" office:value="1897" calcext:value-type="float">
            <text:p>1897 <text:s text:c="3"/></text:p>
          </table:table-cell>
          <table:table-cell table:style-name="ce20" office:value-type="string" office:string-value="Zürich" calcext:value-type="string">
            <text:p><text:s/>Zürich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13.12.1951&quot;" office:value-type="string" office:string-value="13.12.1951" calcext:value-type="string">
            <text:p>13.12.1951 <text:s/></text:p>
          </table:table-cell>
          <table:table-cell table:style-name="ce27" table:formula="of:=&quot;08.12.1953&quot;" office:value-type="string" office:string-value="08.12.1953" calcext:value-type="string">
            <text:p>08.12.1953 <text:s/></text:p>
          </table:table-cell>
          <table:table-cell table:style-name="ce29" table:formula="of:=&quot;02.12.1974&quot;" office:value-type="string" office:string-value="02.12.1974" calcext:value-type="string">
            <text:p>02.12.197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treuli, Hans</text:p>
          </table:table-cell>
          <table:table-cell table:style-name="ce15" office:value-type="float" office:value="1892" calcext:value-type="float">
            <text:p>1892 <text:s text:c="3"/></text:p>
          </table:table-cell>
          <table:table-cell table:style-name="ce20" office:value-type="string" office:string-value="Wädenswil u. Richterswil" calcext:value-type="string">
            <text:p><text:s/>Wädenswil u. Richterswil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22.12.1953&quot;" office:value-type="string" office:string-value="22.12.1953" calcext:value-type="string">
            <text:p>22.12.1953 <text:s/></text:p>
          </table:table-cell>
          <table:table-cell table:style-name="ce27" table:formula="of:=&quot;19.11.1959&quot;" office:value-type="string" office:string-value="19.11.1959" calcext:value-type="string">
            <text:p>19.11.1959 <text:s/></text:p>
          </table:table-cell>
          <table:table-cell table:style-name="ce29" table:formula="of:=&quot;23.05.1970&quot;" office:value-type="string" office:string-value="23.05.1970" calcext:value-type="string">
            <text:p>23.05.197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olenstein, Thomas</text:p>
          </table:table-cell>
          <table:table-cell table:style-name="ce15" office:value-type="float" office:value="1896" calcext:value-type="float">
            <text:p>1896 <text:s text:c="3"/></text:p>
          </table:table-cell>
          <table:table-cell table:style-name="ce20" office:value-type="string" office:string-value="Bütschwil" calcext:value-type="string">
            <text:p><text:s/>Bütschwil</text:p>
          </table:table-cell>
          <table:table-cell office:value-type="string" office:string-value="SG" calcext:value-type="string">
            <text:p><text:s/>SG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6.12.1954&quot;" office:value-type="string" office:string-value="16.12.1954" calcext:value-type="string">
            <text:p>16.12.1954 <text:s/></text:p>
          </table:table-cell>
          <table:table-cell table:style-name="ce27" table:formula="of:=&quot;20.11.1959&quot;" office:value-type="string" office:string-value="20.11.1959" calcext:value-type="string">
            <text:p>20.11.1959 <text:s/></text:p>
          </table:table-cell>
          <table:table-cell table:style-name="ce29" table:formula="of:=&quot;31.10.1962&quot;" office:value-type="string" office:string-value="31.10.1962" calcext:value-type="string">
            <text:p>31.10.196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haudet, Paul</text:p>
          </table:table-cell>
          <table:table-cell table:style-name="ce15" office:value-type="float" office:value="1904" calcext:value-type="float">
            <text:p>1904 <text:s text:c="3"/></text:p>
          </table:table-cell>
          <table:table-cell table:style-name="ce20" office:value-type="string" office:string-value="Corsier s. Vevey" calcext:value-type="string">
            <text:p><text:s/>Corsier s. Vevey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2.1954&quot;" office:value-type="string" office:string-value="16.12.1954" calcext:value-type="string">
            <text:p>16.12.1954 <text:s/></text:p>
          </table:table-cell>
          <table:table-cell table:style-name="ce27" table:formula="of:=&quot;31.12.1966&quot;" office:value-type="string" office:string-value="31.12.1966" calcext:value-type="string">
            <text:p>31.12.1966 <text:s/></text:p>
          </table:table-cell>
          <table:table-cell table:style-name="ce29" table:formula="of:=&quot;07.08.1977&quot;" office:value-type="string" office:string-value="07.08.1977" calcext:value-type="string">
            <text:p>07.08.197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Lepori, Giuseppe</text:p>
          </table:table-cell>
          <table:table-cell table:style-name="ce15" office:value-type="float" office:value="1902" calcext:value-type="float">
            <text:p>1902 <text:s text:c="3"/></text:p>
          </table:table-cell>
          <table:table-cell table:style-name="ce20" office:value-type="string" office:string-value="Lopagno" calcext:value-type="string">
            <text:p><text:s/>Lopagno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CPV" calcext:value-type="string">
            <text:p><text:s/>CPV</text:p>
          </table:table-cell>
          <table:table-cell table:style-name="ce27" table:formula="of:=&quot;16.12.1954&quot;" office:value-type="string" office:string-value="16.12.1954" calcext:value-type="string">
            <text:p>16.12.1954 <text:s/></text:p>
          </table:table-cell>
          <table:table-cell table:style-name="ce27" table:formula="of:=&quot;24.11.1959&quot;" office:value-type="string" office:string-value="24.11.1959" calcext:value-type="string">
            <text:p>24.11.1959 <text:s/></text:p>
          </table:table-cell>
          <table:table-cell table:style-name="ce29" table:formula="of:=&quot;06.09.1968&quot;" office:value-type="string" office:string-value="06.09.1968" calcext:value-type="string">
            <text:p>06.09.196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ahlen, Friedrich Traugott</text:p>
          </table:table-cell>
          <table:table-cell table:style-name="ce15" office:value-type="float" office:value="1899" calcext:value-type="float">
            <text:p>1899 <text:s text:c="3"/></text:p>
          </table:table-cell>
          <table:table-cell table:style-name="ce20" office:value-type="string" office:string-value="Trimstein u. Bern" calcext:value-type="string">
            <text:p><text:s/>Trimstein u. Bern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11.12.1958&quot;" office:value-type="string" office:string-value="11.12.1958" calcext:value-type="string">
            <text:p>11.12.1958 <text:s/></text:p>
          </table:table-cell>
          <table:table-cell table:style-name="ce27" table:formula="of:=&quot;31.12.1965&quot;" office:value-type="string" office:string-value="31.12.1965" calcext:value-type="string">
            <text:p>31.12.1965 <text:s/></text:p>
          </table:table-cell>
          <table:table-cell table:style-name="ce29" table:formula="of:=&quot;07.11.1985&quot;" office:value-type="string" office:string-value="07.11.1985" calcext:value-type="string">
            <text:p>07.11.198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ourgknecht, Jean</text:p>
          </table:table-cell>
          <table:table-cell table:style-name="ce15" office:value-type="float" office:value="1902" calcext:value-type="float">
            <text:p>1902 <text:s text:c="3"/></text:p>
          </table:table-cell>
          <table:table-cell table:style-name="ce20" office:value-type="string" office:string-value="Fribourg" calcext:value-type="string">
            <text:p><text:s/>Fribourg</text:p>
          </table:table-cell>
          <table:table-cell office:value-type="string" office:string-value="FR" calcext:value-type="string">
            <text:p><text:s/>FR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7.12.1959&quot;" office:value-type="string" office:string-value="17.12.1959" calcext:value-type="string">
            <text:p>17.12.1959 <text:s/></text:p>
          </table:table-cell>
          <table:table-cell table:style-name="ce27" table:formula="of:=&quot;30.09.1962&quot;" office:value-type="string" office:string-value="30.09.1962" calcext:value-type="string">
            <text:p>30.09.1962 <text:s/></text:p>
          </table:table-cell>
          <table:table-cell table:style-name="ce29" table:formula="of:=&quot;23.12.1964&quot;" office:value-type="string" office:string-value="23.12.1964" calcext:value-type="string">
            <text:p>23.12.196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pühler, Willy</text:p>
          </table:table-cell>
          <table:table-cell table:style-name="ce15" office:value-type="float" office:value="1902" calcext:value-type="float">
            <text:p>1902 <text:s text:c="3"/></text:p>
          </table:table-cell>
          <table:table-cell table:style-name="ce20" office:value-type="string" office:string-value="Zürich" calcext:value-type="string">
            <text:p><text:s/>Zürich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17.12.1959&quot;" office:value-type="string" office:string-value="17.12.1959" calcext:value-type="string">
            <text:p>17.12.1959 <text:s/></text:p>
          </table:table-cell>
          <table:table-cell table:style-name="ce27" table:formula="of:=&quot;31.01.1970&quot;" office:value-type="string" office:string-value="31.01.1970" calcext:value-type="string">
            <text:p>31.01.1970 <text:s/></text:p>
          </table:table-cell>
          <table:table-cell table:style-name="ce29" table:formula="of:=&quot;31.05.1990&quot;" office:value-type="string" office:string-value="31.05.1990" calcext:value-type="string">
            <text:p>31.05.199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von Moos, Ludwig</text:p>
          </table:table-cell>
          <table:table-cell table:style-name="ce15" office:value-type="float" office:value="1910" calcext:value-type="float">
            <text:p>1910 <text:s text:c="3"/></text:p>
          </table:table-cell>
          <table:table-cell table:style-name="ce20" office:value-type="string" office:string-value="Sachseln" calcext:value-type="string">
            <text:p><text:s/>Sachseln</text:p>
          </table:table-cell>
          <table:table-cell office:value-type="string" office:string-value="OW" calcext:value-type="string">
            <text:p><text:s/>OW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7.12.1959&quot;" office:value-type="string" office:string-value="17.12.1959" calcext:value-type="string">
            <text:p>17.12.1959 <text:s/></text:p>
          </table:table-cell>
          <table:table-cell table:style-name="ce27" table:formula="of:=&quot;31.12.1971&quot;" office:value-type="string" office:string-value="31.12.1971" calcext:value-type="string">
            <text:p>31.12.1971 <text:s/></text:p>
          </table:table-cell>
          <table:table-cell table:style-name="ce29" table:formula="of:=&quot;26.11.1990&quot;" office:value-type="string" office:string-value="26.11.1990" calcext:value-type="string">
            <text:p>26.11.199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Tschudi, Hans-Peter</text:p>
          </table:table-cell>
          <table:table-cell table:style-name="ce15" office:value-type="float" office:value="1913" calcext:value-type="float">
            <text:p>1913 <text:s text:c="3"/></text:p>
          </table:table-cell>
          <table:table-cell table:style-name="ce20" office:value-type="string" office:string-value="Schwanden u. Basel" calcext:value-type="string">
            <text:p><text:s/>Schwanden u. Basel</text:p>
          </table:table-cell>
          <table:table-cell office:value-type="string" office:string-value="BS" calcext:value-type="string">
            <text:p><text:s/>BS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17.12.1959&quot;" office:value-type="string" office:string-value="17.12.1959" calcext:value-type="string">
            <text:p>17.12.1959 <text:s/></text:p>
          </table:table-cell>
          <table:table-cell table:style-name="ce27" table:formula="of:=&quot;31.12.1973&quot;" office:value-type="string" office:string-value="31.12.1973" calcext:value-type="string">
            <text:p>31.12.1973 <text:s/></text:p>
          </table:table-cell>
          <table:table-cell table:style-name="ce29" office:value-type="string" office:string-value="30.09.2002" calcext:value-type="string">
            <text:p>30.09.200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affner, Hans</text:p>
          </table:table-cell>
          <table:table-cell table:style-name="ce15" office:value-type="float" office:value="1908" calcext:value-type="float">
            <text:p>1908 <text:s text:c="3"/></text:p>
          </table:table-cell>
          <table:table-cell table:style-name="ce20" office:value-type="string" office:string-value="Gränichen" calcext:value-type="string">
            <text:p><text:s/>Gränichen</text:p>
          </table:table-cell>
          <table:table-cell office:value-type="string" office:string-value="AG" calcext:value-type="string">
            <text:p><text:s/>A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5.06.1961&quot;" office:value-type="string" office:string-value="15.06.1961" calcext:value-type="string">
            <text:p>15.06.1961 <text:s/></text:p>
          </table:table-cell>
          <table:table-cell table:style-name="ce27" table:formula="of:=&quot;31.12.1969&quot;" office:value-type="string" office:string-value="31.12.1969" calcext:value-type="string">
            <text:p>31.12.1969 <text:s/></text:p>
          </table:table-cell>
          <table:table-cell table:style-name="ce29" office:value-type="string" office:string-value="26.11.2004" calcext:value-type="string">
            <text:p>26.11.200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onvin, Roger</text:p>
          </table:table-cell>
          <table:table-cell table:style-name="ce15" office:value-type="float" office:value="1907" calcext:value-type="float">
            <text:p>1907 <text:s text:c="3"/></text:p>
          </table:table-cell>
          <table:table-cell table:style-name="ce20" office:value-type="string" office:string-value="Icogne-Lens, Chermignon et Nendaz" calcext:value-type="string">
            <text:p><text:s/>Icogne-Lens, Chermignon et Nendaz</text:p>
          </table:table-cell>
          <table:table-cell office:value-type="string" office:string-value="VS" calcext:value-type="string">
            <text:p><text:s/>VS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27.09.1962&quot;" office:value-type="string" office:string-value="27.09.1962" calcext:value-type="string">
            <text:p>27.09.1962 <text:s/></text:p>
          </table:table-cell>
          <table:table-cell table:style-name="ce27" table:formula="of:=&quot;31.12.1973&quot;" office:value-type="string" office:string-value="31.12.1973" calcext:value-type="string">
            <text:p>31.12.1973 <text:s/></text:p>
          </table:table-cell>
          <table:table-cell table:style-name="ce29" table:formula="of:=&quot;05.06.1982&quot;" office:value-type="string" office:string-value="05.06.1982" calcext:value-type="string">
            <text:p>05.06.198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nägi, Rudolf</text:p>
          </table:table-cell>
          <table:table-cell table:style-name="ce15" office:value-type="float" office:value="1917" calcext:value-type="float">
            <text:p>1917 <text:s text:c="3"/></text:p>
          </table:table-cell>
          <table:table-cell table:style-name="ce20" office:value-type="string" office:string-value="Schwadernau" calcext:value-type="string">
            <text:p><text:s/>Schwadernau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08.12.1965&quot;" office:value-type="string" office:string-value="08.12.1965" calcext:value-type="string">
            <text:p>08.12.1965 <text:s/></text:p>
          </table:table-cell>
          <table:table-cell table:style-name="ce27" table:formula="of:=&quot;31.12.1979&quot;" office:value-type="string" office:string-value="31.12.1979" calcext:value-type="string">
            <text:p>31.12.1979 <text:s/></text:p>
          </table:table-cell>
          <table:table-cell table:style-name="ce29" table:formula="of:=&quot;20.04.1985&quot;" office:value-type="string" office:string-value="20.04.1985" calcext:value-type="string">
            <text:p>20.04.198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elio, Nello</text:p>
          </table:table-cell>
          <table:table-cell table:style-name="ce15" office:value-type="float" office:value="1914" calcext:value-type="float">
            <text:p>1914 <text:s text:c="3"/></text:p>
          </table:table-cell>
          <table:table-cell table:style-name="ce20" office:value-type="string" office:string-value="Quinto (Lev.)" calcext:value-type="string">
            <text:p><text:s/>Quinto (Lev.)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5.12.1966&quot;" office:value-type="string" office:string-value="15.12.1966" calcext:value-type="string">
            <text:p>15.12.1966 <text:s/></text:p>
          </table:table-cell>
          <table:table-cell table:style-name="ce27" table:formula="of:=&quot;31.12.1973&quot;" office:value-type="string" office:string-value="31.12.1973" calcext:value-type="string">
            <text:p>31.12.1973 <text:s/></text:p>
          </table:table-cell>
          <table:table-cell table:style-name="ce29" table:formula="of:=&quot;29.12.1995&quot;" office:value-type="string" office:string-value="29.12.1995" calcext:value-type="string">
            <text:p>29.12.199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raber, Pierre</text:p>
          </table:table-cell>
          <table:table-cell table:style-name="ce15" office:value-type="float" office:value="1908" calcext:value-type="float">
            <text:p>1908 <text:s text:c="3"/></text:p>
          </table:table-cell>
          <table:table-cell table:style-name="ce20" office:value-type="string" office:string-value="Langenbruck und La Chaux-de-Fonds" calcext:value-type="string">
            <text:p><text:s/>Langenbruck und La Chaux-de-Fonds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10.12.1969&quot;" office:value-type="string" office:string-value="10.12.1969" calcext:value-type="string">
            <text:p>10.12.1969 <text:s/></text:p>
          </table:table-cell>
          <table:table-cell table:style-name="ce27" table:formula="of:=&quot;31.01.1978&quot;" office:value-type="string" office:string-value="31.01.1978" calcext:value-type="string">
            <text:p>31.01.1978 <text:s/></text:p>
          </table:table-cell>
          <table:table-cell table:style-name="ce29" office:value-type="string" office:string-value="19.07.2003" calcext:value-type="string">
            <text:p>19.07.200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rugger, Ernst</text:p>
          </table:table-cell>
          <table:table-cell table:style-name="ce15" office:value-type="float" office:value="1914" calcext:value-type="float">
            <text:p>1914 <text:s text:c="3"/></text:p>
          </table:table-cell>
          <table:table-cell table:style-name="ce20" office:value-type="string" office:string-value="Möriken und Grossau" calcext:value-type="string">
            <text:p><text:s/>Möriken und Grossau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12.1969&quot;" office:value-type="string" office:string-value="10.12.1969" calcext:value-type="string">
            <text:p>10.12.1969 <text:s/></text:p>
          </table:table-cell>
          <table:table-cell table:style-name="ce27" table:formula="of:=&quot;31.01.1978&quot;" office:value-type="string" office:string-value="31.01.1978" calcext:value-type="string">
            <text:p>31.01.1978 <text:s/></text:p>
          </table:table-cell>
          <table:table-cell table:style-name="ce29" office:value-type="string" office:string-value="20.06.1998" calcext:value-type="string">
            <text:p>20.06.199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urgler, Kurt</text:p>
          </table:table-cell>
          <table:table-cell table:style-name="ce15" office:value-type="float" office:value="1924" calcext:value-type="float">
            <text:p>1924 <text:s text:c="3"/></text:p>
          </table:table-cell>
          <table:table-cell table:style-name="ce20" office:value-type="string" office:string-value="Valens u. Pfäfers" calcext:value-type="string">
            <text:p><text:s/>Valens u. Pfäfers</text:p>
          </table:table-cell>
          <table:table-cell office:value-type="string" office:string-value="SG" calcext:value-type="string">
            <text:p><text:s/>SG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08.12.1971&quot;" office:value-type="string" office:string-value="08.12.1971" calcext:value-type="string">
            <text:p>08.12.1971 <text:s/></text:p>
          </table:table-cell>
          <table:table-cell table:style-name="ce27" table:formula="of:=&quot;31.12.1986&quot;" office:value-type="string" office:string-value="31.12.1986" calcext:value-type="string">
            <text:p>31.12.1986 <text:s/></text:p>
          </table:table-cell>
          <table:table-cell table:style-name="ce29" office:value-type="string" office:string-value="23.07.2008" calcext:value-type="string">
            <text:p>23.07.200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itschard, Willy</text:p>
          </table:table-cell>
          <table:table-cell table:style-name="ce15" office:value-type="float" office:value="1918" calcext:value-type="float">
            <text:p>1918 <text:s text:c="3"/></text:p>
          </table:table-cell>
          <table:table-cell table:style-name="ce20" office:value-type="string" office:string-value="Oberhofen u. Luterbach" calcext:value-type="string">
            <text:p><text:s/>Oberhofen u. Luterbach</text:p>
          </table:table-cell>
          <table:table-cell office:value-type="string" office:string-value="SO" calcext:value-type="string">
            <text:p><text:s/>SO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05.12.1973&quot;" office:value-type="string" office:string-value="05.12.1973" calcext:value-type="string">
            <text:p>05.12.1973 <text:s/></text:p>
          </table:table-cell>
          <table:table-cell table:style-name="ce27" office:value-type="string" office:string-value="03.10.1983" calcext:value-type="string">
            <text:p>03.10.1983 <text:s/></text:p>
          </table:table-cell>
          <table:table-cell table:style-name="ce29" table:formula="of:=&quot;16.10.1983&quot;" office:value-type="string" office:string-value="16.10.1983" calcext:value-type="string">
            <text:p>16.10.198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ürlimann, Hans</text:p>
          </table:table-cell>
          <table:table-cell table:style-name="ce15" office:value-type="float" office:value="1918" calcext:value-type="float">
            <text:p>1918 <text:s text:c="3"/></text:p>
          </table:table-cell>
          <table:table-cell table:style-name="ce20" office:value-type="string" office:string-value="Walchwil" calcext:value-type="string">
            <text:p><text:s/>Walchwil</text:p>
          </table:table-cell>
          <table:table-cell office:value-type="string" office:string-value="ZG" calcext:value-type="string">
            <text:p><text:s/>ZG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05.12.1973&quot;" office:value-type="string" office:string-value="05.12.1973" calcext:value-type="string">
            <text:p>05.12.1973 <text:s/></text:p>
          </table:table-cell>
          <table:table-cell table:style-name="ce27" table:formula="of:=&quot;31.12.1982&quot;" office:value-type="string" office:string-value="31.12.1982" calcext:value-type="string">
            <text:p>31.12.1982 <text:s/></text:p>
          </table:table-cell>
          <table:table-cell table:style-name="ce29" table:formula="of:=&quot;22.02.1994&quot;" office:value-type="string" office:string-value="22.02.1994" calcext:value-type="string">
            <text:p>22.02.199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hevallaz, Georges-André</text:p>
          </table:table-cell>
          <table:table-cell table:style-name="ce15" office:value-type="float" office:value="1915" calcext:value-type="float">
            <text:p>1915 <text:s text:c="3"/></text:p>
          </table:table-cell>
          <table:table-cell table:style-name="ce20" office:value-type="string" office:string-value="Montherod" calcext:value-type="string">
            <text:p><text:s/>Montherod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5.12.1973&quot;" office:value-type="string" office:string-value="05.12.1973" calcext:value-type="string">
            <text:p>05.12.1973 <text:s/></text:p>
          </table:table-cell>
          <table:table-cell table:style-name="ce27" table:formula="of:=&quot;31.12.1983&quot;" office:value-type="string" office:string-value="31.12.1983" calcext:value-type="string">
            <text:p>31.12.1983 <text:s/></text:p>
          </table:table-cell>
          <table:table-cell table:style-name="ce29" office:value-type="string" office:string-value="08.09.2002" calcext:value-type="string">
            <text:p>08.09.200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onegger, Fritz</text:p>
          </table:table-cell>
          <table:table-cell table:style-name="ce15" office:value-type="float" office:value="1917" calcext:value-type="float">
            <text:p>1917 <text:s text:c="3"/></text:p>
          </table:table-cell>
          <table:table-cell table:style-name="ce20" office:value-type="string" office:string-value="Fischenthal u. Rüschlikon" calcext:value-type="string">
            <text:p><text:s/>Fischenthal u. Rüschlikon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7.12.1977&quot;" office:value-type="string" office:string-value="07.12.1977" calcext:value-type="string">
            <text:p>07.12.1977 <text:s/></text:p>
          </table:table-cell>
          <table:table-cell table:style-name="ce27" table:formula="of:=&quot;31.12.1982&quot;" office:value-type="string" office:string-value="31.12.1982" calcext:value-type="string">
            <text:p>31.12.1982 <text:s/></text:p>
          </table:table-cell>
          <table:table-cell table:style-name="ce29" office:value-type="string" office:string-value="04.03.1999" calcext:value-type="string">
            <text:p>04.03.199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ubert, Pierre</text:p>
          </table:table-cell>
          <table:table-cell table:style-name="ce15" office:value-type="float" office:value="1927" calcext:value-type="float">
            <text:p>1927 <text:s text:c="3"/></text:p>
          </table:table-cell>
          <table:table-cell table:style-name="ce20" office:value-type="string" office:string-value="Savagnier" calcext:value-type="string">
            <text:p><text:s/>Savagnier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SP" calcext:value-type="string">
            <text:p><text:s/>SP</text:p>
          </table:table-cell>
          <table:table-cell table:style-name="ce27" table:formula="of:=&quot;07.12.1977&quot;" office:value-type="string" office:string-value="07.12.1977" calcext:value-type="string">
            <text:p>07.12.1977 <text:s/></text:p>
          </table:table-cell>
          <table:table-cell table:style-name="ce27" table:formula="of:=&quot;31.12.1987&quot;" office:value-type="string" office:string-value="31.12.1987" calcext:value-type="string">
            <text:p>31.12.1987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lumpf, Leon</text:p>
          </table:table-cell>
          <table:table-cell table:style-name="ce15" office:value-type="float" office:value="1925" calcext:value-type="float">
            <text:p>1925 <text:s text:c="3"/></text:p>
          </table:table-cell>
          <table:table-cell table:style-name="ce20" office:value-type="string" office:string-value="Mönchaltdorf u. Felsberg" calcext:value-type="string">
            <text:p><text:s/>Mönchaltdorf u. Felsberg</text:p>
          </table:table-cell>
          <table:table-cell office:value-type="string" office:string-value="GR" calcext:value-type="string">
            <text:p><text:s/>GR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05.12.1979&quot;" office:value-type="string" office:string-value="05.12.1979" calcext:value-type="string">
            <text:p>05.12.1979 <text:s/></text:p>
          </table:table-cell>
          <table:table-cell table:style-name="ce27" table:formula="of:=&quot;31.12.1987&quot;" office:value-type="string" office:string-value="31.12.1987" calcext:value-type="string">
            <text:p>31.12.1987 <text:s/></text:p>
          </table:table-cell>
          <table:table-cell table:style-name="ce29" office:value-type="string" office:string-value="07.07.2012" calcext:value-type="string">
            <text:p>07.07.201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gli, Alphons</text:p>
          </table:table-cell>
          <table:table-cell table:style-name="ce15" office:value-type="float" office:value="1924" calcext:value-type="float">
            <text:p>1924 <text:s text:c="3"/></text:p>
          </table:table-cell>
          <table:table-cell table:style-name="ce20" office:value-type="string" office:string-value="Entlebuch u. Luzern" calcext:value-type="string">
            <text:p><text:s/>Entlebuch u. Luzern</text:p>
          </table:table-cell>
          <table:table-cell office:value-type="string" office:string-value="LU" calcext:value-type="string">
            <text:p><text:s/>LU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08.12.1982&quot;" office:value-type="string" office:string-value="08.12.1982" calcext:value-type="string">
            <text:p>08.12.1982 <text:s/></text:p>
          </table:table-cell>
          <table:table-cell table:style-name="ce27" table:formula="of:=&quot;31.12.1986&quot;" office:value-type="string" office:string-value="31.12.1986" calcext:value-type="string">
            <text:p>31.12.1986 <text:s/></text:p>
          </table:table-cell>
          <table:table-cell table:style-name="ce29" table:formula="of:=&quot;&quot;">
            <text:p><text:s text:c="2"/>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6"/>
          <table:table-cell table:style-name="ce21" table:number-columns-repeated="3"/>
          <table:table-cell table:style-name="ce2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1) Die Parteibezeichnung richtet sich nach den heute verwendeten Namen.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9" office:value-type="string" calcext:value-type="string">
            <text:p>Bei Parteien, die im Verlauf der Zeit ihren Namen änderten, wird in den Tabellen die heute gültige Bezeichnung verwendet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2009: Fusion von FDP und LPS auf nationaler Ebene unter der Bezeichnung "FDP.Die Liberalen"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2) Mitte 2008: Ausschluss bzw. Austritt aus der SVP-Schweiz und Beitritt zur neu gegründeten Bürgerlich-Demokratischen Partei (BDP)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DP <text:s text:c="7"/></text:p>
          </table:table-cell>
          <table:table-cell table:style-name="ce23" office:value-type="string" calcext:value-type="string">
            <text:p>Freisinnig-Demokratische Partei der Schweiz</text:p>
          </table:table-cell>
          <table:table-cell/>
          <table:table-cell table:style-name="ce26" office:value-type="string" calcext:value-type="string">
            <text:p>PdA <text:s text:c="12"/></text:p>
          </table:table-cell>
          <table:table-cell office:value-type="string" calcext:value-type="string">
            <text:p>Partei der Arbeit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09: Fusion von FDP und LPS auf nationaler Ebene </text:p>
          </table:table-cell>
          <table:table-cell/>
          <table:table-cell table:style-name="ce26" office:value-type="string" calcext:value-type="string">
            <text:p>GPS</text:p>
          </table:table-cell>
          <table:table-cell office:value-type="string" calcext:value-type="string">
            <text:p>Grüne 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unter der Bezeichnung "FDP.Die Liberalen".</text:p>
          </table:table-cell>
          <table:table-cell/>
          <table:table-cell table:style-name="ce26" office:value-type="string" calcext:value-type="string">
            <text:p>FGA</text:p>
          </table:table-cell>
          <table:table-cell office:value-type="string" calcext:value-type="string">
            <text:p>Grün-alternative und feministische Gruppierung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VP</text:p>
          </table:table-cell>
          <table:table-cell table:style-name="ce23" office:value-type="string" calcext:value-type="string">
            <text:p>Christlichdemokratische Volkspartei der Schweiz</text:p>
          </table:table-cell>
          <table:table-cell/>
          <table:table-cell table:style-name="ce26"/>
          <table:table-cell office:value-type="string" calcext:value-type="string">
            <text:p>(Sammelbezeichnung)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P</text:p>
          </table:table-cell>
          <table:table-cell table:style-name="ce23" office:value-type="string" calcext:value-type="string">
            <text:p>Sozialdemokratische Partei der Schweiz</text:p>
          </table:table-cell>
          <table:table-cell/>
          <table:table-cell table:style-name="ce26" office:value-type="string" calcext:value-type="string">
            <text:p>Sol.</text:p>
          </table:table-cell>
          <table:table-cell office:value-type="string" calcext:value-type="string">
            <text:p>Solidarität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VP</text:p>
          </table:table-cell>
          <table:table-cell table:style-name="ce23" office:value-type="string" calcext:value-type="string">
            <text:p>Schweizerische Volkspartei</text:p>
          </table:table-cell>
          <table:table-cell/>
          <table:table-cell table:style-name="ce26" office:value-type="string" calcext:value-type="string">
            <text:p>SD</text:p>
          </table:table-cell>
          <table:table-cell office:value-type="string" calcext:value-type="string">
            <text:p>Schweizer Demokrat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PS</text:p>
          </table:table-cell>
          <table:table-cell table:style-name="ce23" office:value-type="string" calcext:value-type="string">
            <text:p>Liberale Partei der Schweiz</text:p>
          </table:table-cell>
          <table:table-cell/>
          <table:table-cell table:style-name="ce26" office:value-type="string" calcext:value-type="string">
            <text:p>EDU</text:p>
          </table:table-cell>
          <table:table-cell office:value-type="string" calcext:value-type="string">
            <text:p>Eidgenössisch-Demokratische Un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(Februar 2009: Fusion mit der FDP)</text:p>
          </table:table-cell>
          <table:table-cell/>
          <table:table-cell table:style-name="ce26" office:value-type="string" calcext:value-type="string">
            <text:p>FPS</text:p>
          </table:table-cell>
          <table:table-cell office:value-type="string" calcext:value-type="string">
            <text:p>Freiheits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dU</text:p>
          </table:table-cell>
          <table:table-cell table:style-name="ce23" office:value-type="string" calcext:value-type="string">
            <text:p>Landesring der Unabhängigen</text:p>
          </table:table-cell>
          <table:table-cell/>
          <table:table-cell table:style-name="ce26" office:value-type="string" calcext:value-type="string">
            <text:p>Lega</text:p>
          </table:table-cell>
          <table:table-cell office:value-type="string" calcext:value-type="string">
            <text:p>Lega dei ticinesi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EVP</text:p>
          </table:table-cell>
          <table:table-cell table:style-name="ce23" office:value-type="string" calcext:value-type="string">
            <text:p>Evangelische Volkspartei der Schweiz</text:p>
          </table:table-cell>
          <table:table-cell/>
          <table:table-cell table:style-name="ce26" office:value-type="string" calcext:value-type="string">
            <text:p>MCR</text:p>
          </table:table-cell>
          <table:table-cell office:value-type="string" calcext:value-type="string">
            <text:p>Mouvement Citoyens Romands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SP</text:p>
          </table:table-cell>
          <table:table-cell table:style-name="ce23" office:value-type="string" calcext:value-type="string">
            <text:p>Christlichsoziale Partei</text:p>
          </table:table-cell>
          <table:table-cell/>
          <table:table-cell table:style-name="ce26" office:value-type="string" calcext:value-type="string">
            <text:p>Übrige</text:p>
          </table:table-cell>
          <table:table-cell office:value-type="string" calcext:value-type="string">
            <text:p>übrige Partei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DSP</text:p>
          </table:table-cell>
          <table:table-cell table:style-name="ce23" office:value-type="string" calcext:value-type="string">
            <text:p>Demokratisch-Sozial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BDP</text:p>
          </table:table-cell>
          <table:table-cell table:style-name="ce23" office:value-type="string" calcext:value-type="string">
            <text:p>Bürgerlich-Demokratische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kanzlei, Informationsdienst. Auskunft: 031 322 37 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Mail: webmaster@admin.ch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1 - 60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0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office:string-value="Mitglieder des Bundesrates" calcext:value-type="string">
            <text:p>Mitglieder des Bundesrates <text:s/></text:p>
          </table:table-cell>
          <table:table-cell table:number-columns-repeated="6"/>
          <table:table-cell table:style-name="ce30" office:value-type="string" calcext:value-type="string">
            <text:p>T 17.2.1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31"/>
          <table:table-cell table:number-columns-repeated="1016"/>
        </table:table-row>
        <table:table-row table:style-name="ro1">
          <table:table-cell table:style-name="ce4" office:value-type="string" office:string-value="Name" calcext:value-type="string">
            <text:p><text:s text:c="2"/>Name</text:p>
          </table:table-cell>
          <table:table-cell table:style-name="ce12" office:value-type="string" office:string-value="Geboren " calcext:value-type="string">
            <text:p><text:s/>Geboren </text:p>
          </table:table-cell>
          <table:table-cell table:style-name="ce12" office:value-type="string" office:string-value="Bürgerort" calcext:value-type="string">
            <text:p><text:s/>Bürgerort</text:p>
          </table:table-cell>
          <table:table-cell table:style-name="ce12" office:value-type="string" office:string-value="Kanton" calcext:value-type="string">
            <text:p><text:s/>Kanton</text:p>
          </table:table-cell>
          <table:table-cell table:style-name="ce12" office:value-type="string" office:string-value="Partei 1)" calcext:value-type="string">
            <text:p><text:s/>Partei 1)</text:p>
          </table:table-cell>
          <table:table-cell table:style-name="ce12" office:value-type="string" office:string-value="Gewählt" calcext:value-type="string">
            <text:p><text:s/>Gewählt</text:p>
          </table:table-cell>
          <table:table-cell table:style-name="ce12" office:value-type="string" office:string-value="Zurückgetreten" calcext:value-type="string">
            <text:p><text:s/>Zurückgetreten</text:p>
          </table:table-cell>
          <table:table-cell table:style-name="ce32" office:value-type="string" office:string-value="Gestorben" calcext:value-type="string">
            <text:p><text:s/>Gestorben</text:p>
          </table:table-cell>
          <table:table-cell table:style-name="ce20" table:number-columns-repeated="1016"/>
        </table:table-row>
        <table:table-row table:style-name="ro2">
          <table:table-cell table:style-name="ce4"/>
          <table:table-cell table:style-name="ce13"/>
          <table:table-cell table:style-name="ce12" table:number-columns-repeated="5"/>
          <table:table-cell table:style-name="ce32"/>
          <table:table-cell table:style-name="ce20" table:number-columns-repeated="1016"/>
        </table:table-row>
        <table:table-row table:style-name="ro2">
          <table:table-cell table:style-name="ce5"/>
          <table:table-cell table:style-name="ce14"/>
          <table:table-cell table:style-name="ce19"/>
          <table:table-cell table:style-name="ce25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Lachenal, Adrien</text:p>
          </table:table-cell>
          <table:table-cell table:style-name="ce34" office:value-type="float" office:value="1849" calcext:value-type="float">
            <text:p>1849 <text:s text:c="3"/></text:p>
          </table:table-cell>
          <table:table-cell table:style-name="ce20" office:value-type="string" office:string-value="Genève" calcext:value-type="string">
            <text:p><text:s/>Genève</text:p>
          </table:table-cell>
          <table:table-cell office:value-type="string" office:string-value="GE" calcext:value-type="string">
            <text:p><text:s/>G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5.12.1892&quot;" office:value-type="string" office:string-value="15.12.1892" calcext:value-type="string">
            <text:p>15.12.1892 <text:s/></text:p>
          </table:table-cell>
          <table:table-cell table:style-name="ce27" table:formula="of:=&quot;31.12.1899&quot;" office:value-type="string" office:string-value="31.12.1899" calcext:value-type="string">
            <text:p>31.12.1899 <text:s/></text:p>
          </table:table-cell>
          <table:table-cell table:style-name="ce29" table:formula="of:=&quot;29.06.1918&quot;" office:value-type="string" office:string-value="29.06.1918" calcext:value-type="string">
            <text:p>29.06.191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uffy, Eugène</text:p>
          </table:table-cell>
          <table:table-cell table:style-name="ce34" office:value-type="float" office:value="1854" calcext:value-type="float">
            <text:p>1854 <text:s text:c="3"/></text:p>
          </table:table-cell>
          <table:table-cell table:style-name="ce20" office:value-type="string" office:string-value="Lutry" calcext:value-type="string">
            <text:p><text:s/>Lutry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4.12.1893&quot;" office:value-type="string" office:string-value="14.12.1893" calcext:value-type="string">
            <text:p>14.12.1893 <text:s/></text:p>
          </table:table-cell>
          <table:table-cell table:style-name="ce27" table:formula="of:=&quot;31.10.1899&quot;" office:value-type="string" office:string-value="31.10.1899" calcext:value-type="string">
            <text:p>31.10.1899 <text:s/></text:p>
          </table:table-cell>
          <table:table-cell table:style-name="ce29" table:formula="of:=&quot;25.10.1919&quot;" office:value-type="string" office:string-value="25.10.1919" calcext:value-type="string">
            <text:p>25.10.191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üller, Eduard</text:p>
          </table:table-cell>
          <table:table-cell table:style-name="ce34" office:value-type="float" office:value="1848" calcext:value-type="float">
            <text:p>1848 <text:s text:c="3"/></text:p>
          </table:table-cell>
          <table:table-cell table:style-name="ce20" office:value-type="string" office:string-value="Nidau" calcext:value-type="string">
            <text:p><text:s/>Nidau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08.1895&quot;" office:value-type="string" office:string-value="16.08.1895" calcext:value-type="string">
            <text:p>16.08.1895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09.11.1919&quot;" office:value-type="string" office:string-value="09.11.1919" calcext:value-type="string">
            <text:p>09.11.191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renner, Ernst</text:p>
          </table:table-cell>
          <table:table-cell table:style-name="ce34" office:value-type="float" office:value="1856" calcext:value-type="float">
            <text:p>1856 <text:s text:c="3"/></text:p>
          </table:table-cell>
          <table:table-cell table:style-name="ce20" office:value-type="string" office:string-value="Basel" calcext:value-type="string">
            <text:p><text:s/>Basel</text:p>
          </table:table-cell>
          <table:table-cell office:value-type="string" office:string-value="BS" calcext:value-type="string">
            <text:p><text:s/>BS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25.03.1897&quot;" office:value-type="string" office:string-value="25.03.1897" calcext:value-type="string">
            <text:p>25.03.1897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1.03.1911&quot;" office:value-type="string" office:string-value="11.03.1911" calcext:value-type="string">
            <text:p>11.03.1911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omtesse, Robert</text:p>
          </table:table-cell>
          <table:table-cell table:style-name="ce34" office:value-type="float" office:value="1847" calcext:value-type="float">
            <text:p>1847 <text:s text:c="3"/></text:p>
          </table:table-cell>
          <table:table-cell table:style-name="ce20" office:value-type="string" office:string-value="La Sagne u. Cernier" calcext:value-type="string">
            <text:p><text:s/>La Sagne u. Cernier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4.12.1899&quot;" office:value-type="string" office:string-value="14.12.1899" calcext:value-type="string">
            <text:p>14.12.1899 <text:s/></text:p>
          </table:table-cell>
          <table:table-cell table:style-name="ce27" table:formula="of:=&quot;16.12.1912&quot;" office:value-type="string" office:string-value="16.12.1912" calcext:value-type="string">
            <text:p>16.12.1912 <text:s/></text:p>
          </table:table-cell>
          <table:table-cell table:style-name="ce29" table:formula="of:=&quot;17.11.1922&quot;" office:value-type="string" office:string-value="17.11.1922" calcext:value-type="string">
            <text:p>17.11.192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uchet, Marc-Emile</text:p>
          </table:table-cell>
          <table:table-cell table:style-name="ce34" office:value-type="float" office:value="1853" calcext:value-type="float">
            <text:p>1853 <text:s text:c="3"/></text:p>
          </table:table-cell>
          <table:table-cell table:style-name="ce20" office:value-type="string" office:string-value="Bex" calcext:value-type="string">
            <text:p><text:s/>Bex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4.12.1899&quot;" office:value-type="string" office:string-value="14.12.1899" calcext:value-type="string">
            <text:p>14.12.1899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3.07.1912&quot;" office:value-type="string" office:string-value="13.07.1912" calcext:value-type="string">
            <text:p>13.07.191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orrer, Ludwig</text:p>
          </table:table-cell>
          <table:table-cell table:style-name="ce34" office:value-type="float" office:value="1845" calcext:value-type="float">
            <text:p>1845 <text:s text:c="3"/></text:p>
          </table:table-cell>
          <table:table-cell table:style-name="ce20" office:value-type="string" office:string-value="Bäretswil u. Winterthur" calcext:value-type="string">
            <text:p><text:s/>Bäretswil u. Winterthur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1.12.1902&quot;" office:value-type="string" office:string-value="11.12.1902" calcext:value-type="string">
            <text:p>11.12.1902 <text:s/></text:p>
          </table:table-cell>
          <table:table-cell table:style-name="ce27" table:formula="of:=&quot;07.12.1917&quot;" office:value-type="string" office:string-value="07.12.1917" calcext:value-type="string">
            <text:p>07.12.1917 <text:s/></text:p>
          </table:table-cell>
          <table:table-cell table:style-name="ce29" table:formula="of:=&quot;28.09.1921&quot;" office:value-type="string" office:string-value="28.09.1921" calcext:value-type="string">
            <text:p>28.09.1921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obinger, Josef Anton</text:p>
          </table:table-cell>
          <table:table-cell table:style-name="ce34" office:value-type="float" office:value="1849" calcext:value-type="float">
            <text:p>1849 <text:s text:c="3"/></text:p>
          </table:table-cell>
          <table:table-cell table:style-name="ce20" office:value-type="string" office:string-value="Luzern" calcext:value-type="string">
            <text:p><text:s/>Luzern</text:p>
          </table:table-cell>
          <table:table-cell office:value-type="string" office:string-value="LU" calcext:value-type="string">
            <text:p><text:s/>LU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7.06.1908&quot;" office:value-type="string" office:string-value="17.06.1908" calcext:value-type="string">
            <text:p>17.06.1908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7.11.1911&quot;" office:value-type="string" office:string-value="27.11.1911" calcext:value-type="string">
            <text:p>27.11.1911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offmann, Arthur</text:p>
          </table:table-cell>
          <table:table-cell table:style-name="ce34" office:value-type="float" office:value="1857" calcext:value-type="float">
            <text:p>1857 <text:s text:c="3"/></text:p>
          </table:table-cell>
          <table:table-cell table:style-name="ce20" office:value-type="string" office:string-value="St. Gallen" calcext:value-type="string">
            <text:p><text:s/>St. Gallen</text:p>
          </table:table-cell>
          <table:table-cell office:value-type="string" office:string-value="SG" calcext:value-type="string">
            <text:p><text:s/>S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4.04.1911&quot;" office:value-type="string" office:string-value="04.04.1911" calcext:value-type="string">
            <text:p>04.04.1911 <text:s/></text:p>
          </table:table-cell>
          <table:table-cell table:style-name="ce27" table:formula="of:=&quot;18.06.1917&quot;" office:value-type="string" office:string-value="18.06.1917" calcext:value-type="string">
            <text:p>18.06.1917 <text:s/></text:p>
          </table:table-cell>
          <table:table-cell table:style-name="ce29" table:formula="of:=&quot;23.07.1927&quot;" office:value-type="string" office:string-value="23.07.1927" calcext:value-type="string">
            <text:p>23.07.192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otta, Giuseppe</text:p>
          </table:table-cell>
          <table:table-cell table:style-name="ce34" office:value-type="float" office:value="1871" calcext:value-type="float">
            <text:p>1871 <text:s text:c="3"/></text:p>
          </table:table-cell>
          <table:table-cell table:style-name="ce20" office:value-type="string" office:string-value="Airolo" calcext:value-type="string">
            <text:p><text:s/>Airolo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4.12.1911&quot;" office:value-type="string" office:string-value="14.12.1911" calcext:value-type="string">
            <text:p>14.12.1911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3.01.1940&quot;" office:value-type="string" office:string-value="23.01.1940" calcext:value-type="string">
            <text:p>23.01.194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errier, Louis</text:p>
          </table:table-cell>
          <table:table-cell table:style-name="ce34" office:value-type="float" office:value="1849" calcext:value-type="float">
            <text:p>1849 <text:s text:c="3"/></text:p>
          </table:table-cell>
          <table:table-cell table:style-name="ce20" office:value-type="string" office:string-value="Ste-Croix et Neuchâtel" calcext:value-type="string">
            <text:p><text:s/>Ste-Croix et Neuchâtel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03.1912&quot;" office:value-type="string" office:string-value="12.03.1912" calcext:value-type="string">
            <text:p>12.03.1912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6.05.1913&quot;" office:value-type="string" office:string-value="16.05.1913" calcext:value-type="string">
            <text:p>16.05.191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ecoppet, Camille</text:p>
          </table:table-cell>
          <table:table-cell table:style-name="ce34" office:value-type="float" office:value="1862" calcext:value-type="float">
            <text:p>1862 <text:s text:c="3"/></text:p>
          </table:table-cell>
          <table:table-cell table:style-name="ce20" office:value-type="string" office:string-value="Suscevaz et Yverdon" calcext:value-type="string">
            <text:p><text:s/>Suscevaz et Yverdon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7.07.1912&quot;" office:value-type="string" office:string-value="17.07.1912" calcext:value-type="string">
            <text:p>17.07.1912 <text:s/></text:p>
          </table:table-cell>
          <table:table-cell table:style-name="ce27" table:formula="of:=&quot;07.11.1919&quot;" office:value-type="string" office:string-value="07.11.1919" calcext:value-type="string">
            <text:p>07.11.1919 <text:s/></text:p>
          </table:table-cell>
          <table:table-cell table:style-name="ce29" table:formula="of:=&quot;14.01.1925&quot;" office:value-type="string" office:string-value="14.01.1925" calcext:value-type="string">
            <text:p>14.01.192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ulthess, Edmund</text:p>
          </table:table-cell>
          <table:table-cell table:style-name="ce34" office:value-type="float" office:value="1868" calcext:value-type="float">
            <text:p>1868 <text:s text:c="3"/></text:p>
          </table:table-cell>
          <table:table-cell table:style-name="ce20" office:value-type="string" office:string-value="Brugg" calcext:value-type="string">
            <text:p><text:s/>Brugg</text:p>
          </table:table-cell>
          <table:table-cell office:value-type="string" office:string-value="AG" calcext:value-type="string">
            <text:p><text:s/>A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7.07.1912&quot;" office:value-type="string" office:string-value="17.07.1912" calcext:value-type="string">
            <text:p>17.07.1912 <text:s/></text:p>
          </table:table-cell>
          <table:table-cell table:style-name="ce27" table:formula="of:=&quot;15.04.1935&quot;" office:value-type="string" office:string-value="15.04.1935" calcext:value-type="string">
            <text:p>15.04.1935 <text:s/></text:p>
          </table:table-cell>
          <table:table-cell table:style-name="ce29" table:formula="of:=&quot;22.04.1944&quot;" office:value-type="string" office:string-value="22.04.1944" calcext:value-type="string">
            <text:p>22.04.1944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alonder, Felix L.</text:p>
          </table:table-cell>
          <table:table-cell table:style-name="ce34" office:value-type="float" office:value="1863" calcext:value-type="float">
            <text:p>1863 <text:s text:c="3"/></text:p>
          </table:table-cell>
          <table:table-cell table:style-name="ce20" office:value-type="string" office:string-value="Trins" calcext:value-type="string">
            <text:p><text:s/>Trins</text:p>
          </table:table-cell>
          <table:table-cell office:value-type="string" office:string-value="GR" calcext:value-type="string">
            <text:p><text:s/>GR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06.1913&quot;" office:value-type="string" office:string-value="12.06.1913" calcext:value-type="string">
            <text:p>12.06.1913 <text:s/></text:p>
          </table:table-cell>
          <table:table-cell table:style-name="ce27" table:formula="of:=&quot;12.02.1920&quot;" office:value-type="string" office:string-value="12.02.1920" calcext:value-type="string">
            <text:p>12.02.1920 <text:s/></text:p>
          </table:table-cell>
          <table:table-cell table:style-name="ce29" table:formula="of:=&quot;14.06.1952&quot;" office:value-type="string" office:string-value="14.06.1952" calcext:value-type="string">
            <text:p>14.06.195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dor, Gustave</text:p>
          </table:table-cell>
          <table:table-cell table:style-name="ce34" office:value-type="float" office:value="1845" calcext:value-type="float">
            <text:p>1845 <text:s text:c="3"/></text:p>
          </table:table-cell>
          <table:table-cell table:style-name="ce20" office:value-type="string" office:string-value="Genève" calcext:value-type="string">
            <text:p><text:s/>Genève</text:p>
          </table:table-cell>
          <table:table-cell office:value-type="string" office:string-value="GE" calcext:value-type="string">
            <text:p><text:s/>GE</text:p>
          </table:table-cell>
          <table:table-cell office:value-type="string" office:string-value="LPS" calcext:value-type="string">
            <text:p><text:s/>LPS</text:p>
          </table:table-cell>
          <table:table-cell table:style-name="ce27" table:formula="of:=&quot;26.06.1917&quot;" office:value-type="string" office:string-value="26.06.1917" calcext:value-type="string">
            <text:p>26.06.1917 <text:s/></text:p>
          </table:table-cell>
          <table:table-cell table:style-name="ce27" table:formula="of:=&quot;31.12.1919&quot;" office:value-type="string" office:string-value="31.12.1919" calcext:value-type="string">
            <text:p>31.12.1919 <text:s/></text:p>
          </table:table-cell>
          <table:table-cell table:style-name="ce29" table:formula="of:=&quot;31.03.1928&quot;" office:value-type="string" office:string-value="31.03.1928" calcext:value-type="string">
            <text:p>31.03.192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aab, Robert</text:p>
          </table:table-cell>
          <table:table-cell table:style-name="ce34" office:value-type="float" office:value="1865" calcext:value-type="float">
            <text:p>1865 <text:s text:c="3"/></text:p>
          </table:table-cell>
          <table:table-cell table:style-name="ce20" office:value-type="string" office:string-value="Wädenswil" calcext:value-type="string">
            <text:p><text:s/>Wädenswil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3.12.1917&quot;" office:value-type="string" office:string-value="13.12.1917" calcext:value-type="string">
            <text:p>13.12.1917 <text:s/></text:p>
          </table:table-cell>
          <table:table-cell table:style-name="ce27" table:formula="of:=&quot;31.12.1929&quot;" office:value-type="string" office:string-value="31.12.1929" calcext:value-type="string">
            <text:p>31.12.1929 <text:s/></text:p>
          </table:table-cell>
          <table:table-cell table:style-name="ce29" table:formula="of:=&quot;15.10.1939&quot;" office:value-type="string" office:string-value="15.10.1939" calcext:value-type="string">
            <text:p>15.10.193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eurer, Karl</text:p>
          </table:table-cell>
          <table:table-cell table:style-name="ce34" office:value-type="float" office:value="1872" calcext:value-type="float">
            <text:p>1872 <text:s text:c="3"/></text:p>
          </table:table-cell>
          <table:table-cell table:style-name="ce20" office:value-type="string" office:string-value="Erlach" calcext:value-type="string">
            <text:p><text:s/>Erlach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1.12.1919&quot;" office:value-type="string" office:string-value="11.12.1919" calcext:value-type="string">
            <text:p>11.12.1919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4.11.1929&quot;" office:value-type="string" office:string-value="14.11.1929" calcext:value-type="string">
            <text:p>14.11.192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huard, Ernest</text:p>
          </table:table-cell>
          <table:table-cell table:style-name="ce34" office:value-type="float" office:value="1857" calcext:value-type="float">
            <text:p>1857 <text:s text:c="3"/></text:p>
          </table:table-cell>
          <table:table-cell table:style-name="ce20" office:value-type="string" office:string-value="Corcelles s. Payerne" calcext:value-type="string">
            <text:p><text:s/>Corcelles s. Payerne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1.12.1919&quot;" office:value-type="string" office:string-value="11.12.1919" calcext:value-type="string">
            <text:p>11.12.1919 <text:s/></text:p>
          </table:table-cell>
          <table:table-cell table:style-name="ce27" table:formula="of:=&quot;31.12.1928&quot;" office:value-type="string" office:string-value="31.12.1928" calcext:value-type="string">
            <text:p>31.12.1928 <text:s/></text:p>
          </table:table-cell>
          <table:table-cell table:style-name="ce29" table:formula="of:=&quot;09.11.1942&quot;" office:value-type="string" office:string-value="09.11.1942" calcext:value-type="string">
            <text:p>09.11.194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usy, Jean-Marie</text:p>
          </table:table-cell>
          <table:table-cell table:style-name="ce34" office:value-type="float" office:value="1876" calcext:value-type="float">
            <text:p>1876 <text:s text:c="3"/></text:p>
          </table:table-cell>
          <table:table-cell table:style-name="ce20" office:value-type="string" office:string-value="Albeuve" calcext:value-type="string">
            <text:p><text:s/>Albeuve</text:p>
          </table:table-cell>
          <table:table-cell office:value-type="string" office:string-value="FR" calcext:value-type="string">
            <text:p><text:s/>FR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1.12.1919&quot;" office:value-type="string" office:string-value="11.12.1919" calcext:value-type="string">
            <text:p>11.12.1919 <text:s/></text:p>
          </table:table-cell>
          <table:table-cell table:style-name="ce27" table:formula="of:=&quot;30.04.1934&quot;" office:value-type="string" office:string-value="30.04.1934" calcext:value-type="string">
            <text:p>30.04.1934 <text:s/></text:p>
          </table:table-cell>
          <table:table-cell table:style-name="ce29" table:formula="of:=&quot;19.04.1952&quot;" office:value-type="string" office:string-value="19.04.1952" calcext:value-type="string">
            <text:p>19.04.195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äberlin, Heinrich</text:p>
          </table:table-cell>
          <table:table-cell table:style-name="ce34" office:value-type="float" office:value="1868" calcext:value-type="float">
            <text:p>1868 <text:s text:c="3"/></text:p>
          </table:table-cell>
          <table:table-cell table:style-name="ce20" office:value-type="string" office:string-value="Bissegg u. Frauenfeld" calcext:value-type="string">
            <text:p><text:s/>Bissegg u. Frauenfeld</text:p>
          </table:table-cell>
          <table:table-cell office:value-type="string" office:string-value="TG" calcext:value-type="string">
            <text:p><text:s/>T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02.1920&quot;" office:value-type="string" office:string-value="12.02.1920" calcext:value-type="string">
            <text:p>12.02.1920 <text:s/></text:p>
          </table:table-cell>
          <table:table-cell table:style-name="ce27" table:formula="of:=&quot;30.04.1934&quot;" office:value-type="string" office:string-value="30.04.1934" calcext:value-type="string">
            <text:p>30.04.1934 <text:s/></text:p>
          </table:table-cell>
          <table:table-cell table:style-name="ce29" table:formula="of:=&quot;26.02.1947&quot;" office:value-type="string" office:string-value="26.02.1947" calcext:value-type="string">
            <text:p>26.02.194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ilet-Golaz, Marcel</text:p>
          </table:table-cell>
          <table:table-cell table:style-name="ce34" office:value-type="float" office:value="1889" calcext:value-type="float">
            <text:p>1889 <text:s text:c="3"/></text:p>
          </table:table-cell>
          <table:table-cell table:style-name="ce20" office:value-type="string" office:string-value="Château-d'Oex" calcext:value-type="string">
            <text:p><text:s/>Château-d'Oex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3.12.1928&quot;" office:value-type="string" office:string-value="13.12.1928" calcext:value-type="string">
            <text:p>13.12.1928 <text:s/></text:p>
          </table:table-cell>
          <table:table-cell table:style-name="ce27" table:formula="of:=&quot;07.11.1944&quot;" office:value-type="string" office:string-value="07.11.1944" calcext:value-type="string">
            <text:p>07.11.1944 <text:s/></text:p>
          </table:table-cell>
          <table:table-cell table:style-name="ce29" table:formula="of:=&quot;11.04.1958&quot;" office:value-type="string" office:string-value="11.04.1958" calcext:value-type="string">
            <text:p>11.04.195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inger, Rudolf</text:p>
          </table:table-cell>
          <table:table-cell table:style-name="ce15" office:value-type="float" office:value="1881" calcext:value-type="float">
            <text:p>1881 <text:s text:c="3"/></text:p>
          </table:table-cell>
          <table:table-cell table:style-name="ce20" office:value-type="string" office:string-value="Mülchi u. Schüpfen" calcext:value-type="string">
            <text:p><text:s/>Mülchi u. Schüpfen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12.12.1929&quot;" office:value-type="string" office:string-value="12.12.1929" calcext:value-type="string">
            <text:p>12.12.1929 <text:s/></text:p>
          </table:table-cell>
          <table:table-cell table:style-name="ce27" table:formula="of:=&quot;31.12.1940&quot;" office:value-type="string" office:string-value="31.12.1940" calcext:value-type="string">
            <text:p>31.12.1940 <text:s/></text:p>
          </table:table-cell>
          <table:table-cell table:style-name="ce29" table:formula="of:=&quot;23.08.1955&quot;" office:value-type="string" office:string-value="23.08.1955" calcext:value-type="string">
            <text:p>23.08.195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eyer, Albert</text:p>
          </table:table-cell>
          <table:table-cell table:style-name="ce15" office:value-type="float" office:value="1870" calcext:value-type="float">
            <text:p>1870 <text:s text:c="3"/></text:p>
          </table:table-cell>
          <table:table-cell table:style-name="ce20" office:value-type="string" office:string-value="Fällanden u. Zürich" calcext:value-type="string">
            <text:p><text:s/>Fällanden u. Zürich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12.1929&quot;" office:value-type="string" office:string-value="12.12.1929" calcext:value-type="string">
            <text:p>12.12.1929 <text:s/></text:p>
          </table:table-cell>
          <table:table-cell table:style-name="ce27" table:formula="of:=&quot;31.12.1938&quot;" office:value-type="string" office:string-value="31.12.1938" calcext:value-type="string">
            <text:p>31.12.1938 <text:s/></text:p>
          </table:table-cell>
          <table:table-cell table:style-name="ce29" table:formula="of:=&quot;22.10.1953&quot;" office:value-type="string" office:string-value="22.10.1953" calcext:value-type="string">
            <text:p>22.10.195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aumann, Johannes</text:p>
          </table:table-cell>
          <table:table-cell table:style-name="ce15" office:value-type="float" office:value="1874" calcext:value-type="float">
            <text:p>1874 <text:s text:c="3"/></text:p>
          </table:table-cell>
          <table:table-cell table:style-name="ce20" office:value-type="string" office:string-value="Herisau" calcext:value-type="string">
            <text:p><text:s/>Herisau</text:p>
          </table:table-cell>
          <table:table-cell office:value-type="string" office:string-value="AR" calcext:value-type="string">
            <text:p><text:s/>AR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22.03.1934&quot;" office:value-type="string" office:string-value="22.03.1934" calcext:value-type="string">
            <text:p>22.03.1934 <text:s/></text:p>
          </table:table-cell>
          <table:table-cell table:style-name="ce27" table:formula="of:=&quot;31.12.1940&quot;" office:value-type="string" office:string-value="31.12.1940" calcext:value-type="string">
            <text:p>31.12.1940 <text:s/></text:p>
          </table:table-cell>
          <table:table-cell table:style-name="ce29" table:formula="of:=&quot;08.09.1953&quot;" office:value-type="string" office:string-value="08.09.1953" calcext:value-type="string">
            <text:p>08.09.195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Etter, Philipp</text:p>
          </table:table-cell>
          <table:table-cell table:style-name="ce15" office:value-type="float" office:value="1891" calcext:value-type="float">
            <text:p>1891 <text:s text:c="3"/></text:p>
          </table:table-cell>
          <table:table-cell table:style-name="ce20" office:value-type="string" office:string-value="Menzingen" calcext:value-type="string">
            <text:p><text:s/>Menzingen</text:p>
          </table:table-cell>
          <table:table-cell office:value-type="string" office:string-value="ZG" calcext:value-type="string">
            <text:p><text:s/>ZG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28.03.1934&quot;" office:value-type="string" office:string-value="28.03.1934" calcext:value-type="string">
            <text:p>28.03.1934 <text:s/></text:p>
          </table:table-cell>
          <table:table-cell table:style-name="ce27" table:formula="of:=&quot;19.11.1959&quot;" office:value-type="string" office:string-value="19.11.1959" calcext:value-type="string">
            <text:p>19.11.1959 <text:s/></text:p>
          </table:table-cell>
          <table:table-cell table:style-name="ce29" table:formula="of:=&quot;23.12.1977&quot;" office:value-type="string" office:string-value="23.12.1977" calcext:value-type="string">
            <text:p>23.12.197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Obrecht, Hermann</text:p>
          </table:table-cell>
          <table:table-cell table:style-name="ce15" office:value-type="float" office:value="1882" calcext:value-type="float">
            <text:p>1882 <text:s text:c="3"/></text:p>
          </table:table-cell>
          <table:table-cell table:style-name="ce20" office:value-type="string" office:string-value="Grenchen" calcext:value-type="string">
            <text:p><text:s/>Grenchen</text:p>
          </table:table-cell>
          <table:table-cell office:value-type="string" office:string-value="SO" calcext:value-type="string">
            <text:p><text:s/>SO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4.04.1935&quot;" office:value-type="string" office:string-value="04.04.1935" calcext:value-type="string">
            <text:p>04.04.1935 <text:s/></text:p>
          </table:table-cell>
          <table:table-cell table:style-name="ce27" table:formula="of:=&quot;20.06.1940&quot;" office:value-type="string" office:string-value="20.06.1940" calcext:value-type="string">
            <text:p>20.06.1940 <text:s/></text:p>
          </table:table-cell>
          <table:table-cell table:style-name="ce29" table:formula="of:=&quot;21.08.1940&quot;" office:value-type="string" office:string-value="21.08.1940" calcext:value-type="string">
            <text:p>21.08.194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etter, Ernst</text:p>
          </table:table-cell>
          <table:table-cell table:style-name="ce15" office:value-type="float" office:value="1877" calcext:value-type="float">
            <text:p>1877 <text:s text:c="3"/></text:p>
          </table:table-cell>
          <table:table-cell table:style-name="ce20" office:value-type="string" office:string-value="Winterthur" calcext:value-type="string">
            <text:p><text:s/>Winterthur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5.12.1938&quot;" office:value-type="string" office:string-value="15.12.1938" calcext:value-type="string">
            <text:p>15.12.1938 <text:s/></text:p>
          </table:table-cell>
          <table:table-cell table:style-name="ce27" table:formula="of:=&quot;31.12.1943&quot;" office:value-type="string" office:string-value="31.12.1943" calcext:value-type="string">
            <text:p>31.12.1943 <text:s/></text:p>
          </table:table-cell>
          <table:table-cell table:style-name="ce29" table:formula="of:=&quot;10.08.1963&quot;" office:value-type="string" office:string-value="10.08.1963" calcext:value-type="string">
            <text:p>10.08.196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elio, Enrico</text:p>
          </table:table-cell>
          <table:table-cell table:style-name="ce15" office:value-type="float" office:value="1889" calcext:value-type="float">
            <text:p>1889 <text:s text:c="3"/></text:p>
          </table:table-cell>
          <table:table-cell table:style-name="ce20" office:value-type="string" office:string-value="Ambri" calcext:value-type="string">
            <text:p><text:s/>Ambri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22.02.1940&quot;" office:value-type="string" office:string-value="22.02.1940" calcext:value-type="string">
            <text:p>22.02.1940 <text:s/></text:p>
          </table:table-cell>
          <table:table-cell table:style-name="ce27" table:formula="of:=&quot;23.06.1950&quot;" office:value-type="string" office:string-value="23.06.1950" calcext:value-type="string">
            <text:p>23.06.1950 <text:s/></text:p>
          </table:table-cell>
          <table:table-cell table:style-name="ce29" table:formula="of:=&quot;23.02.1980&quot;" office:value-type="string" office:string-value="23.02.1980" calcext:value-type="string">
            <text:p>23.02.198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tampfli, Walter</text:p>
          </table:table-cell>
          <table:table-cell table:style-name="ce15" office:value-type="float" office:value="1884" calcext:value-type="float">
            <text:p>1884 <text:s text:c="3"/></text:p>
          </table:table-cell>
          <table:table-cell table:style-name="ce20" office:value-type="string" office:string-value="Aeschi" calcext:value-type="string">
            <text:p><text:s/>Aeschi</text:p>
          </table:table-cell>
          <table:table-cell office:value-type="string" office:string-value="SO" calcext:value-type="string">
            <text:p><text:s/>SO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8.07.1940&quot;" office:value-type="string" office:string-value="18.07.1940" calcext:value-type="string">
            <text:p>18.07.1940 <text:s/></text:p>
          </table:table-cell>
          <table:table-cell table:style-name="ce27" table:formula="of:=&quot;18.11.1947&quot;" office:value-type="string" office:string-value="18.11.1947" calcext:value-type="string">
            <text:p>18.11.1947 <text:s/></text:p>
          </table:table-cell>
          <table:table-cell table:style-name="ce29" table:formula="of:=&quot;11.10.1965&quot;" office:value-type="string" office:string-value="11.10.1965" calcext:value-type="string">
            <text:p>11.10.196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von Steiger, Eduard</text:p>
          </table:table-cell>
          <table:table-cell table:style-name="ce15" office:value-type="float" office:value="1881" calcext:value-type="float">
            <text:p>1881 <text:s text:c="3"/></text:p>
          </table:table-cell>
          <table:table-cell table:style-name="ce20" office:value-type="string" office:string-value="Bern u. Langnau i. E." calcext:value-type="string">
            <text:p><text:s/>Bern u. Langnau i. E.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SVP" calcext:value-type="string">
            <text:p><text:s/>SVP</text:p>
          </table:table-cell>
          <table:table-cell table:style-name="ce27" table:formula="of:=&quot;10.12.1940&quot;" office:value-type="string" office:string-value="10.12.1940" calcext:value-type="string">
            <text:p>10.12.1940 <text:s/></text:p>
          </table:table-cell>
          <table:table-cell table:style-name="ce27" table:formula="of:=&quot;09.11.1951&quot;" office:value-type="string" office:string-value="09.11.1951" calcext:value-type="string">
            <text:p>09.11.1951 <text:s/></text:p>
          </table:table-cell>
          <table:table-cell table:style-name="ce29" table:formula="of:=&quot;10.02.1962&quot;" office:value-type="string" office:string-value="10.02.1962" calcext:value-type="string">
            <text:p>10.02.1962 <text:s/>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6"/>
          <table:table-cell table:style-name="ce21" table:number-columns-repeated="3"/>
          <table:table-cell table:style-name="ce2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1) Die Parteibezeichnung richtet sich nach den heute verwendeten Namen.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9" office:value-type="string" calcext:value-type="string">
            <text:p>Bei Parteien, die im Verlauf der Zeit ihren Namen änderten, wird in den Tabellen die heute gültige Bezeichnung verwendet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2009: Fusion von FDP und LPS auf nationaler Ebene unter der Bezeichnung "FDP.Die Liberalen"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2) Mitte 2008: Ausschluss bzw. Austritt aus der SVP-Schweiz und Beitritt zur neu gegründeten Bürgerlich-Demokratischen Partei (BDP)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DP <text:s text:c="7"/></text:p>
          </table:table-cell>
          <table:table-cell table:style-name="ce23" office:value-type="string" calcext:value-type="string">
            <text:p>Freisinnig-Demokratische Partei der Schweiz</text:p>
          </table:table-cell>
          <table:table-cell/>
          <table:table-cell table:style-name="ce26" office:value-type="string" calcext:value-type="string">
            <text:p>PdA <text:s text:c="12"/></text:p>
          </table:table-cell>
          <table:table-cell office:value-type="string" calcext:value-type="string">
            <text:p>Partei der Arbeit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09: Fusion von FDP und LPS auf nationaler Ebene </text:p>
          </table:table-cell>
          <table:table-cell/>
          <table:table-cell table:style-name="ce26" office:value-type="string" calcext:value-type="string">
            <text:p>GPS</text:p>
          </table:table-cell>
          <table:table-cell office:value-type="string" calcext:value-type="string">
            <text:p>Grüne 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unter der Bezeichnung "FDP.Die Liberalen".</text:p>
          </table:table-cell>
          <table:table-cell/>
          <table:table-cell table:style-name="ce26" office:value-type="string" calcext:value-type="string">
            <text:p>FGA</text:p>
          </table:table-cell>
          <table:table-cell office:value-type="string" calcext:value-type="string">
            <text:p>Grün-alternative und feministische Gruppierung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VP</text:p>
          </table:table-cell>
          <table:table-cell table:style-name="ce23" office:value-type="string" calcext:value-type="string">
            <text:p>Christlichdemokratische Volkspartei der Schweiz</text:p>
          </table:table-cell>
          <table:table-cell/>
          <table:table-cell table:style-name="ce26"/>
          <table:table-cell office:value-type="string" calcext:value-type="string">
            <text:p>(Sammelbezeichnung)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P</text:p>
          </table:table-cell>
          <table:table-cell table:style-name="ce23" office:value-type="string" calcext:value-type="string">
            <text:p>Sozialdemokratische Partei der Schweiz</text:p>
          </table:table-cell>
          <table:table-cell/>
          <table:table-cell table:style-name="ce26" office:value-type="string" calcext:value-type="string">
            <text:p>Sol.</text:p>
          </table:table-cell>
          <table:table-cell office:value-type="string" calcext:value-type="string">
            <text:p>Solidarität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VP</text:p>
          </table:table-cell>
          <table:table-cell table:style-name="ce23" office:value-type="string" calcext:value-type="string">
            <text:p>Schweizerische Volkspartei</text:p>
          </table:table-cell>
          <table:table-cell/>
          <table:table-cell table:style-name="ce26" office:value-type="string" calcext:value-type="string">
            <text:p>SD</text:p>
          </table:table-cell>
          <table:table-cell office:value-type="string" calcext:value-type="string">
            <text:p>Schweizer Demokrat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PS</text:p>
          </table:table-cell>
          <table:table-cell table:style-name="ce23" office:value-type="string" calcext:value-type="string">
            <text:p>Liberale Partei der Schweiz</text:p>
          </table:table-cell>
          <table:table-cell/>
          <table:table-cell table:style-name="ce26" office:value-type="string" calcext:value-type="string">
            <text:p>EDU</text:p>
          </table:table-cell>
          <table:table-cell office:value-type="string" calcext:value-type="string">
            <text:p>Eidgenössisch-Demokratische Un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(Februar 2009: Fusion mit der FDP)</text:p>
          </table:table-cell>
          <table:table-cell/>
          <table:table-cell table:style-name="ce26" office:value-type="string" calcext:value-type="string">
            <text:p>FPS</text:p>
          </table:table-cell>
          <table:table-cell office:value-type="string" calcext:value-type="string">
            <text:p>Freiheits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dU</text:p>
          </table:table-cell>
          <table:table-cell table:style-name="ce23" office:value-type="string" calcext:value-type="string">
            <text:p>Landesring der Unabhängigen</text:p>
          </table:table-cell>
          <table:table-cell/>
          <table:table-cell table:style-name="ce26" office:value-type="string" calcext:value-type="string">
            <text:p>Lega</text:p>
          </table:table-cell>
          <table:table-cell office:value-type="string" calcext:value-type="string">
            <text:p>Lega dei ticinesi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EVP</text:p>
          </table:table-cell>
          <table:table-cell table:style-name="ce23" office:value-type="string" calcext:value-type="string">
            <text:p>Evangelische Volkspartei der Schweiz</text:p>
          </table:table-cell>
          <table:table-cell/>
          <table:table-cell table:style-name="ce26" office:value-type="string" calcext:value-type="string">
            <text:p>MCR</text:p>
          </table:table-cell>
          <table:table-cell office:value-type="string" calcext:value-type="string">
            <text:p>Mouvement Citoyens Romands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SP</text:p>
          </table:table-cell>
          <table:table-cell table:style-name="ce23" office:value-type="string" calcext:value-type="string">
            <text:p>Christlichsoziale Partei</text:p>
          </table:table-cell>
          <table:table-cell/>
          <table:table-cell table:style-name="ce26" office:value-type="string" calcext:value-type="string">
            <text:p>Übrige</text:p>
          </table:table-cell>
          <table:table-cell office:value-type="string" calcext:value-type="string">
            <text:p>übrige Partei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DSP</text:p>
          </table:table-cell>
          <table:table-cell table:style-name="ce23" office:value-type="string" calcext:value-type="string">
            <text:p>Demokratisch-Sozial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BDP</text:p>
          </table:table-cell>
          <table:table-cell table:style-name="ce23" office:value-type="string" calcext:value-type="string">
            <text:p>Bürgerlich-Demokratische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kanzlei, Informationsdienst. Auskunft: 031 322 37 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Mail: webmaster@admin.ch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- 30" table:style-name="ta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0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office:string-value="Mitglieder des Bundesrates" calcext:value-type="string">
            <text:p>Mitglieder des Bundesrates <text:s/></text:p>
          </table:table-cell>
          <table:table-cell table:number-columns-repeated="6"/>
          <table:table-cell table:style-name="ce30" office:value-type="string" calcext:value-type="string">
            <text:p>T 17.2.1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1" table:number-columns-repeated="2"/>
          <table:table-cell table:style-name="ce24" table:number-columns-repeated="2"/>
          <table:table-cell table:style-name="ce11" table:number-columns-repeated="2"/>
          <table:table-cell table:style-name="ce31"/>
          <table:table-cell table:number-columns-repeated="1016"/>
        </table:table-row>
        <table:table-row table:style-name="ro1">
          <table:table-cell table:style-name="ce4" office:value-type="string" office:string-value="Name" calcext:value-type="string">
            <text:p><text:s text:c="2"/>Name</text:p>
          </table:table-cell>
          <table:table-cell table:style-name="ce12" office:value-type="string" office:string-value="Geboren " calcext:value-type="string">
            <text:p><text:s/>Geboren </text:p>
          </table:table-cell>
          <table:table-cell table:style-name="ce12" office:value-type="string" office:string-value="Bürgerort" calcext:value-type="string">
            <text:p><text:s/>Bürgerort</text:p>
          </table:table-cell>
          <table:table-cell table:style-name="ce12" office:value-type="string" office:string-value="Kanton" calcext:value-type="string">
            <text:p><text:s/>Kanton</text:p>
          </table:table-cell>
          <table:table-cell table:style-name="ce12" office:value-type="string" office:string-value="Partei 1)" calcext:value-type="string">
            <text:p><text:s/>Partei 1)</text:p>
          </table:table-cell>
          <table:table-cell table:style-name="ce12" office:value-type="string" office:string-value="Gewählt" calcext:value-type="string">
            <text:p><text:s/>Gewählt</text:p>
          </table:table-cell>
          <table:table-cell table:style-name="ce12" office:value-type="string" office:string-value="Zurückgetreten" calcext:value-type="string">
            <text:p><text:s/>Zurückgetreten</text:p>
          </table:table-cell>
          <table:table-cell table:style-name="ce32" office:value-type="string" office:string-value="Gestorben" calcext:value-type="string">
            <text:p><text:s/>Gestorben</text:p>
          </table:table-cell>
          <table:table-cell table:style-name="ce20" table:number-columns-repeated="1016"/>
        </table:table-row>
        <table:table-row table:style-name="ro2">
          <table:table-cell table:style-name="ce4"/>
          <table:table-cell table:style-name="ce13"/>
          <table:table-cell table:style-name="ce12" table:number-columns-repeated="5"/>
          <table:table-cell table:style-name="ce32"/>
          <table:table-cell table:style-name="ce20" table:number-columns-repeated="1016"/>
        </table:table-row>
        <table:table-row table:style-name="ro2">
          <table:table-cell table:style-name="ce5"/>
          <table:table-cell table:style-name="ce14"/>
          <table:table-cell table:style-name="ce19"/>
          <table:table-cell table:style-name="ce25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Furrer, Jonas</text:p>
          </table:table-cell>
          <table:table-cell table:style-name="ce34" office:value-type="float" office:value="1805" calcext:value-type="float">
            <text:p>1805 <text:s text:c="3"/></text:p>
          </table:table-cell>
          <table:table-cell table:style-name="ce20" office:value-type="string" office:string-value="Winterthur" calcext:value-type="string">
            <text:p><text:s/>Winterthur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5.07.1861&quot;" office:value-type="string" office:string-value="25.07.1861" calcext:value-type="string">
            <text:p>25.07.1861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Ochsenbein, Ulrich</text:p>
          </table:table-cell>
          <table:table-cell table:style-name="ce34" office:value-type="float" office:value="1811" calcext:value-type="float">
            <text:p>1811 <text:s text:c="3"/></text:p>
          </table:table-cell>
          <table:table-cell table:style-name="ce20" office:value-type="string" office:string-value="Nidau" calcext:value-type="string">
            <text:p><text:s/>Nidau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table:formula="of:=&quot;31.12.1854&quot;" office:value-type="string" office:string-value="31.12.1854" calcext:value-type="string">
            <text:p>31.12.1854 <text:s/></text:p>
          </table:table-cell>
          <table:table-cell table:style-name="ce29" table:formula="of:=&quot;03.11.1890&quot;" office:value-type="string" office:string-value="03.11.1890" calcext:value-type="string">
            <text:p>03.11.189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ruey, Daniel-Henri</text:p>
          </table:table-cell>
          <table:table-cell table:style-name="ce34" office:value-type="float" office:value="1799" calcext:value-type="float">
            <text:p>1799 <text:s text:c="3"/></text:p>
          </table:table-cell>
          <table:table-cell table:style-name="ce20" office:value-type="string" office:string-value="Faoug" calcext:value-type="string">
            <text:p><text:s/>Faoug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9.03.1855&quot;" office:value-type="string" office:string-value="29.03.1855" calcext:value-type="string">
            <text:p>29.03.185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unzinger, Martin J.</text:p>
          </table:table-cell>
          <table:table-cell table:style-name="ce34" office:value-type="float" office:value="1791" calcext:value-type="float">
            <text:p>1791 <text:s text:c="3"/></text:p>
          </table:table-cell>
          <table:table-cell table:style-name="ce20" office:value-type="string" office:string-value="Olten" calcext:value-type="string">
            <text:p><text:s/>Olten</text:p>
          </table:table-cell>
          <table:table-cell office:value-type="string" office:string-value="SO" calcext:value-type="string">
            <text:p><text:s/>SO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06.02.1855&quot;" office:value-type="string" office:string-value="06.02.1855" calcext:value-type="string">
            <text:p>06.02.185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ranscini, Stefano</text:p>
          </table:table-cell>
          <table:table-cell table:style-name="ce34" office:value-type="float" office:value="1796" calcext:value-type="float">
            <text:p>1796 <text:s text:c="3"/></text:p>
          </table:table-cell>
          <table:table-cell table:style-name="ce20" office:value-type="string" office:string-value="Bodio" calcext:value-type="string">
            <text:p><text:s/>Bodio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9.07.1857&quot;" office:value-type="string" office:string-value="19.07.1857" calcext:value-type="string">
            <text:p>19.07.185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rey-Herosee, Friedrich</text:p>
          </table:table-cell>
          <table:table-cell table:style-name="ce34" office:value-type="float" office:value="1801" calcext:value-type="float">
            <text:p>1801 <text:s text:c="3"/></text:p>
          </table:table-cell>
          <table:table-cell table:style-name="ce20" office:value-type="string" office:string-value="Aarau" calcext:value-type="string">
            <text:p><text:s/>Aarau</text:p>
          </table:table-cell>
          <table:table-cell office:value-type="string" office:string-value="AG" calcext:value-type="string">
            <text:p><text:s/>A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table:formula="of:=&quot;31.12.1866&quot;" office:value-type="string" office:string-value="31.12.1866" calcext:value-type="string">
            <text:p>31.12.1866 <text:s/></text:p>
          </table:table-cell>
          <table:table-cell table:style-name="ce29" table:formula="of:=&quot;22.09.1873&quot;" office:value-type="string" office:string-value="22.09.1873" calcext:value-type="string">
            <text:p>22.09.187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aeff, Wilhelm Math.</text:p>
          </table:table-cell>
          <table:table-cell table:style-name="ce34" office:value-type="float" office:value="1802" calcext:value-type="float">
            <text:p>1802 <text:s text:c="3"/></text:p>
          </table:table-cell>
          <table:table-cell table:style-name="ce20" office:value-type="string" office:string-value="Altstätten" calcext:value-type="string">
            <text:p><text:s/>Altstätten</text:p>
          </table:table-cell>
          <table:table-cell office:value-type="string" office:string-value="SG" calcext:value-type="string">
            <text:p><text:s/>S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6.11.1848&quot;" office:value-type="string" office:string-value="16.11.1848" calcext:value-type="string">
            <text:p>16.11.1848 <text:s/></text:p>
          </table:table-cell>
          <table:table-cell table:style-name="ce27" table:formula="of:=&quot;31.12.1875&quot;" office:value-type="string" office:string-value="31.12.1875" calcext:value-type="string">
            <text:p>31.12.1875 <text:s/></text:p>
          </table:table-cell>
          <table:table-cell table:style-name="ce29" table:formula="of:=&quot;21.01.1881&quot;" office:value-type="string" office:string-value="21.01.1881" calcext:value-type="string">
            <text:p>21.01.1881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tämpfli, Jakob</text:p>
          </table:table-cell>
          <table:table-cell table:style-name="ce34" office:value-type="float" office:value="1820" calcext:value-type="float">
            <text:p>1820 <text:s text:c="3"/></text:p>
          </table:table-cell>
          <table:table-cell table:style-name="ce20" office:value-type="string" office:string-value="Schwanden" calcext:value-type="string">
            <text:p><text:s/>Schwanden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6.12.1854&quot;" office:value-type="string" office:string-value="06.12.1854" calcext:value-type="string">
            <text:p>06.12.1854 <text:s/></text:p>
          </table:table-cell>
          <table:table-cell table:style-name="ce27" table:formula="of:=&quot;31.12.1863&quot;" office:value-type="string" office:string-value="31.12.1863" calcext:value-type="string">
            <text:p>31.12.1863 <text:s/></text:p>
          </table:table-cell>
          <table:table-cell table:style-name="ce29" table:formula="of:=&quot;15.05.1879&quot;" office:value-type="string" office:string-value="15.05.1879" calcext:value-type="string">
            <text:p>15.05.187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ornerod, Constant</text:p>
          </table:table-cell>
          <table:table-cell table:style-name="ce34" office:value-type="float" office:value="1819" calcext:value-type="float">
            <text:p>1819 <text:s text:c="3"/></text:p>
          </table:table-cell>
          <table:table-cell table:style-name="ce20" office:value-type="string" office:string-value="Avenches" calcext:value-type="string">
            <text:p><text:s/>Avenches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1.07.1855&quot;" office:value-type="string" office:string-value="11.07.1855" calcext:value-type="string">
            <text:p>11.07.1855 <text:s/></text:p>
          </table:table-cell>
          <table:table-cell table:style-name="ce27" table:formula="of:=&quot;31.10.1867&quot;" office:value-type="string" office:string-value="31.10.1867" calcext:value-type="string">
            <text:p>31.10.1867 <text:s/></text:p>
          </table:table-cell>
          <table:table-cell table:style-name="ce29" table:formula="of:=&quot;27.11.1899&quot;" office:value-type="string" office:string-value="27.11.1899" calcext:value-type="string">
            <text:p>27.11.189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nüsel, Josef Martin</text:p>
          </table:table-cell>
          <table:table-cell table:style-name="ce34" office:value-type="float" office:value="1813" calcext:value-type="float">
            <text:p>1813 <text:s text:c="3"/></text:p>
          </table:table-cell>
          <table:table-cell table:style-name="ce20" office:value-type="string" office:string-value="Luzern" calcext:value-type="string">
            <text:p><text:s/>Luzern</text:p>
          </table:table-cell>
          <table:table-cell office:value-type="string" office:string-value="LU" calcext:value-type="string">
            <text:p><text:s/>LU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4.07.1855&quot;" office:value-type="string" office:string-value="14.07.1855" calcext:value-type="string">
            <text:p>14.07.1855 <text:s/></text:p>
          </table:table-cell>
          <table:table-cell table:style-name="ce27" table:formula="of:=&quot;31.12.1875&quot;" office:value-type="string" office:string-value="31.12.1875" calcext:value-type="string">
            <text:p>31.12.1875 <text:s/></text:p>
          </table:table-cell>
          <table:table-cell table:style-name="ce29" table:formula="of:=&quot;15.01.1889&quot;" office:value-type="string" office:string-value="15.01.1889" calcext:value-type="string">
            <text:p>15.01.188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ioda, Giovanni Battista</text:p>
          </table:table-cell>
          <table:table-cell table:style-name="ce34" office:value-type="float" office:value="1808" calcext:value-type="float">
            <text:p>1808 <text:s text:c="3"/></text:p>
          </table:table-cell>
          <table:table-cell table:style-name="ce20" office:value-type="string" office:string-value="Locarno" calcext:value-type="string">
            <text:p><text:s/>Locarno</text:p>
          </table:table-cell>
          <table:table-cell office:value-type="string" office:string-value="TI" calcext:value-type="string">
            <text:p><text:s/>TI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30.07.1857&quot;" office:value-type="string" office:string-value="30.07.1857" calcext:value-type="string">
            <text:p>30.07.1857 <text:s/></text:p>
          </table:table-cell>
          <table:table-cell table:style-name="ce27" table:formula="of:=&quot;26.01.1864&quot;" office:value-type="string" office:string-value="26.01.1864" calcext:value-type="string">
            <text:p>26.01.1864 <text:s/></text:p>
          </table:table-cell>
          <table:table-cell table:style-name="ce29" table:formula="of:=&quot;03.11.1882&quot;" office:value-type="string" office:string-value="03.11.1882" calcext:value-type="string">
            <text:p>03.11.188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ubs, Jakob</text:p>
          </table:table-cell>
          <table:table-cell table:style-name="ce34" office:value-type="float" office:value="1822" calcext:value-type="float">
            <text:p>1822 <text:s text:c="3"/></text:p>
          </table:table-cell>
          <table:table-cell table:style-name="ce20" office:value-type="string" office:string-value="Affoltern" calcext:value-type="string">
            <text:p><text:s/>Affoltern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30.07.1861&quot;" office:value-type="string" office:string-value="30.07.1861" calcext:value-type="string">
            <text:p>30.07.1861 <text:s/></text:p>
          </table:table-cell>
          <table:table-cell table:style-name="ce27" table:formula="of:=&quot;28.05.1872&quot;" office:value-type="string" office:string-value="28.05.1872" calcext:value-type="string">
            <text:p>28.05.1872 <text:s/></text:p>
          </table:table-cell>
          <table:table-cell table:style-name="ce29" table:formula="of:=&quot;13.01.1879&quot;" office:value-type="string" office:string-value="13.01.1879" calcext:value-type="string">
            <text:p>13.01.187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enk, Karl</text:p>
          </table:table-cell>
          <table:table-cell table:style-name="ce34" office:value-type="float" office:value="1823" calcext:value-type="float">
            <text:p>1823 <text:s text:c="3"/></text:p>
          </table:table-cell>
          <table:table-cell table:style-name="ce20" office:value-type="string" office:string-value="Signau" calcext:value-type="string">
            <text:p><text:s/>Signau</text:p>
          </table:table-cell>
          <table:table-cell office:value-type="string" office:string-value="BE" calcext:value-type="string">
            <text:p><text:s/>B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12.1863&quot;" office:value-type="string" office:string-value="12.12.1863" calcext:value-type="string">
            <text:p>12.12.1863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8.07.1895&quot;" office:value-type="string" office:string-value="18.07.1895" calcext:value-type="string">
            <text:p>18.07.189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hallet-Venel, J.-Jacques</text:p>
          </table:table-cell>
          <table:table-cell table:style-name="ce34" office:value-type="float" office:value="1814" calcext:value-type="float">
            <text:p>1814 <text:s text:c="3"/></text:p>
          </table:table-cell>
          <table:table-cell table:style-name="ce20" office:value-type="string" office:string-value="Genève" calcext:value-type="string">
            <text:p><text:s/>Genève</text:p>
          </table:table-cell>
          <table:table-cell office:value-type="string" office:string-value="GE" calcext:value-type="string">
            <text:p><text:s/>G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07.1864&quot;" office:value-type="string" office:string-value="12.07.1864" calcext:value-type="string">
            <text:p>12.07.1864 <text:s/></text:p>
          </table:table-cell>
          <table:table-cell table:style-name="ce27" table:formula="of:=&quot;31.12.1872&quot;" office:value-type="string" office:string-value="31.12.1872" calcext:value-type="string">
            <text:p>31.12.1872 <text:s/></text:p>
          </table:table-cell>
          <table:table-cell table:style-name="ce29" table:formula="of:=&quot;06.08.1893&quot;" office:value-type="string" office:string-value="06.08.1893" calcext:value-type="string">
            <text:p>06.08.189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elti, Emil</text:p>
          </table:table-cell>
          <table:table-cell table:style-name="ce34" office:value-type="float" office:value="1825" calcext:value-type="float">
            <text:p>1825 <text:s text:c="3"/></text:p>
          </table:table-cell>
          <table:table-cell table:style-name="ce20" office:value-type="string" office:string-value="Zurzach" calcext:value-type="string">
            <text:p><text:s/>Zurzach</text:p>
          </table:table-cell>
          <table:table-cell office:value-type="string" office:string-value="AG" calcext:value-type="string">
            <text:p><text:s/>A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8.12.1866&quot;" office:value-type="string" office:string-value="08.12.1866" calcext:value-type="string">
            <text:p>08.12.1866 <text:s/></text:p>
          </table:table-cell>
          <table:table-cell table:style-name="ce27" table:formula="of:=&quot;31.12.1891&quot;" office:value-type="string" office:string-value="31.12.1891" calcext:value-type="string">
            <text:p>31.12.1891 <text:s/></text:p>
          </table:table-cell>
          <table:table-cell table:style-name="ce29" table:formula="of:=&quot;24.02.1899&quot;" office:value-type="string" office:string-value="24.02.1899" calcext:value-type="string">
            <text:p>24.02.189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uffy, Victor</text:p>
          </table:table-cell>
          <table:table-cell table:style-name="ce34" office:value-type="float" office:value="1823" calcext:value-type="float">
            <text:p>1823 <text:s text:c="3"/></text:p>
          </table:table-cell>
          <table:table-cell table:style-name="ce20" office:value-type="string" office:string-value="Lutry" calcext:value-type="string">
            <text:p><text:s/>Lutry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6.12.1867&quot;" office:value-type="string" office:string-value="06.12.1867" calcext:value-type="string">
            <text:p>06.12.1867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9.12.1869&quot;" office:value-type="string" office:string-value="29.12.1869" calcext:value-type="string">
            <text:p>29.12.186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eresole, Paul</text:p>
          </table:table-cell>
          <table:table-cell table:style-name="ce34" office:value-type="float" office:value="1832" calcext:value-type="float">
            <text:p>1832 <text:s text:c="3"/></text:p>
          </table:table-cell>
          <table:table-cell table:style-name="ce20" office:value-type="string" office:string-value="Vevey" calcext:value-type="string">
            <text:p><text:s/>Vevey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1.02.1870&quot;" office:value-type="string" office:string-value="01.02.1870" calcext:value-type="string">
            <text:p>01.02.1870 <text:s/></text:p>
          </table:table-cell>
          <table:table-cell table:style-name="ce27" table:formula="of:=&quot;21.12.1875&quot;" office:value-type="string" office:string-value="21.12.1875" calcext:value-type="string">
            <text:p>21.12.1875 <text:s/></text:p>
          </table:table-cell>
          <table:table-cell table:style-name="ce29" table:formula="of:=&quot;07.01.1905&quot;" office:value-type="string" office:string-value="07.01.1905" calcext:value-type="string">
            <text:p>07.01.1905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cherer, Johann Jakob</text:p>
          </table:table-cell>
          <table:table-cell table:style-name="ce34" office:value-type="float" office:value="1825" calcext:value-type="float">
            <text:p>1825 <text:s text:c="3"/></text:p>
          </table:table-cell>
          <table:table-cell table:style-name="ce20" office:value-type="string" office:string-value="Winterthur" calcext:value-type="string">
            <text:p><text:s/>Winterthur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2.07.1872&quot;" office:value-type="string" office:string-value="12.07.1872" calcext:value-type="string">
            <text:p>12.07.1872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3.01.1878&quot;" office:value-type="string" office:string-value="23.01.1878" calcext:value-type="string">
            <text:p>23.01.187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orel, Eugène</text:p>
          </table:table-cell>
          <table:table-cell table:style-name="ce34" office:value-type="float" office:value="1835" calcext:value-type="float">
            <text:p>1835 <text:s text:c="3"/></text:p>
          </table:table-cell>
          <table:table-cell table:style-name="ce20" office:value-type="string" office:string-value="Neuchâtel" calcext:value-type="string">
            <text:p><text:s/>Neuchâtel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7.12.1872&quot;" office:value-type="string" office:string-value="07.12.1872" calcext:value-type="string">
            <text:p>07.12.1872 <text:s/></text:p>
          </table:table-cell>
          <table:table-cell table:style-name="ce27" table:formula="of:=&quot;31.12.1875&quot;" office:value-type="string" office:string-value="31.12.1875" calcext:value-type="string">
            <text:p>31.12.1875 <text:s/></text:p>
          </table:table-cell>
          <table:table-cell table:style-name="ce29" table:formula="of:=&quot;14.06.1892&quot;" office:value-type="string" office:string-value="14.06.1892" calcext:value-type="string">
            <text:p>14.06.189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eer, Joachim</text:p>
          </table:table-cell>
          <table:table-cell table:style-name="ce34" office:value-type="float" office:value="1825" calcext:value-type="float">
            <text:p>1825 <text:s text:c="3"/></text:p>
          </table:table-cell>
          <table:table-cell table:style-name="ce20" office:value-type="string" office:string-value="Glarus" calcext:value-type="string">
            <text:p><text:s/>Glarus</text:p>
          </table:table-cell>
          <table:table-cell office:value-type="string" office:string-value="GL" calcext:value-type="string">
            <text:p><text:s/>GL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12.1875&quot;" office:value-type="string" office:string-value="10.12.1875" calcext:value-type="string">
            <text:p>10.12.1875 <text:s/></text:p>
          </table:table-cell>
          <table:table-cell table:style-name="ce27" table:formula="of:=&quot;31.12.1878&quot;" office:value-type="string" office:string-value="31.12.1878" calcext:value-type="string">
            <text:p>31.12.1878 <text:s/></text:p>
          </table:table-cell>
          <table:table-cell table:style-name="ce29" table:formula="of:=&quot;01.03.1879&quot;" office:value-type="string" office:string-value="01.03.1879" calcext:value-type="string">
            <text:p>01.03.187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nderwert, Fridolin</text:p>
          </table:table-cell>
          <table:table-cell table:style-name="ce34" office:value-type="float" office:value="1828" calcext:value-type="float">
            <text:p>1828 <text:s text:c="3"/></text:p>
          </table:table-cell>
          <table:table-cell table:style-name="ce20" office:value-type="string" office:string-value="Emmishofen" calcext:value-type="string">
            <text:p><text:s/>Emmishofen</text:p>
          </table:table-cell>
          <table:table-cell office:value-type="string" office:string-value="TG" calcext:value-type="string">
            <text:p><text:s/>T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12.1875&quot;" office:value-type="string" office:string-value="10.12.1875" calcext:value-type="string">
            <text:p>10.12.1875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5.12.1880&quot;" office:value-type="string" office:string-value="25.12.1880" calcext:value-type="string">
            <text:p>25.12.1880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ammer, Bernhard</text:p>
          </table:table-cell>
          <table:table-cell table:style-name="ce34" office:value-type="float" office:value="1822" calcext:value-type="float">
            <text:p>1822 <text:s text:c="3"/></text:p>
          </table:table-cell>
          <table:table-cell table:style-name="ce20" office:value-type="string" office:string-value="Olten" calcext:value-type="string">
            <text:p><text:s/>Olten</text:p>
          </table:table-cell>
          <table:table-cell office:value-type="string" office:string-value="SO" calcext:value-type="string">
            <text:p><text:s/>SO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12.1875&quot;" office:value-type="string" office:string-value="10.12.1875" calcext:value-type="string">
            <text:p>10.12.1875 <text:s/></text:p>
          </table:table-cell>
          <table:table-cell table:style-name="ce27" table:formula="of:=&quot;31.12.1890&quot;" office:value-type="string" office:string-value="31.12.1890" calcext:value-type="string">
            <text:p>31.12.1890 <text:s/></text:p>
          </table:table-cell>
          <table:table-cell table:style-name="ce29" table:formula="of:=&quot;06.04.1907&quot;" office:value-type="string" office:string-value="06.04.1907" calcext:value-type="string">
            <text:p>06.04.1907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roz, Numa</text:p>
          </table:table-cell>
          <table:table-cell table:style-name="ce34" office:value-type="float" office:value="1844" calcext:value-type="float">
            <text:p>1844 <text:s text:c="3"/></text:p>
          </table:table-cell>
          <table:table-cell table:style-name="ce20" office:value-type="string" office:string-value="La Chaux-de-Fonds" calcext:value-type="string">
            <text:p><text:s/>La Chaux-de-Fonds</text:p>
          </table:table-cell>
          <table:table-cell office:value-type="string" office:string-value="NE" calcext:value-type="string">
            <text:p><text:s/>NE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8.12.1875&quot;" office:value-type="string" office:string-value="18.12.1875" calcext:value-type="string">
            <text:p>18.12.1875 <text:s/></text:p>
          </table:table-cell>
          <table:table-cell table:style-name="ce27" table:formula="of:=&quot;18.12.1892&quot;" office:value-type="string" office:string-value="18.12.1892" calcext:value-type="string">
            <text:p>18.12.1892 <text:s/></text:p>
          </table:table-cell>
          <table:table-cell table:style-name="ce29" table:formula="of:=&quot;15.12.1899&quot;" office:value-type="string" office:string-value="15.12.1899" calcext:value-type="string">
            <text:p>15.12.1899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avier, Simeon</text:p>
          </table:table-cell>
          <table:table-cell table:style-name="ce34" office:value-type="float" office:value="1825" calcext:value-type="float">
            <text:p>1825 <text:s text:c="3"/></text:p>
          </table:table-cell>
          <table:table-cell table:style-name="ce20" office:value-type="string" office:string-value="Chur" calcext:value-type="string">
            <text:p><text:s/>Chur</text:p>
          </table:table-cell>
          <table:table-cell office:value-type="string" office:string-value="GR" calcext:value-type="string">
            <text:p><text:s/>GR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12.1878&quot;" office:value-type="string" office:string-value="10.12.1878" calcext:value-type="string">
            <text:p>10.12.1878 <text:s/></text:p>
          </table:table-cell>
          <table:table-cell table:style-name="ce27" table:formula="of:=&quot;05.01.1883&quot;" office:value-type="string" office:string-value="05.01.1883" calcext:value-type="string">
            <text:p>05.01.1883 <text:s/></text:p>
          </table:table-cell>
          <table:table-cell table:style-name="ce29" table:formula="of:=&quot;27.01.1896&quot;" office:value-type="string" office:string-value="27.01.1896" calcext:value-type="string">
            <text:p>27.01.1896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ertenstein, Wilhelm</text:p>
          </table:table-cell>
          <table:table-cell table:style-name="ce34" office:value-type="float" office:value="1825" calcext:value-type="float">
            <text:p>1825 <text:s text:c="3"/></text:p>
          </table:table-cell>
          <table:table-cell table:style-name="ce20" office:value-type="string" office:string-value="Kyburg" calcext:value-type="string">
            <text:p><text:s/>Kyburg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21.03.1879&quot;" office:value-type="string" office:string-value="21.03.1879" calcext:value-type="string">
            <text:p>21.03.1879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7.11.1888&quot;" office:value-type="string" office:string-value="27.11.1888" calcext:value-type="string">
            <text:p>27.11.1888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uchonnet, Louis</text:p>
          </table:table-cell>
          <table:table-cell table:style-name="ce34" office:value-type="float" office:value="1834" calcext:value-type="float">
            <text:p>1834 <text:s text:c="3"/></text:p>
          </table:table-cell>
          <table:table-cell table:style-name="ce20" office:value-type="string" office:string-value="St-Saphorin" calcext:value-type="string">
            <text:p><text:s/>St-Saphorin</text:p>
          </table:table-cell>
          <table:table-cell office:value-type="string" office:string-value="VD" calcext:value-type="string">
            <text:p><text:s/>VD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03.03.1881&quot;" office:value-type="string" office:string-value="03.03.1881" calcext:value-type="string">
            <text:p>03.03.1881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4.09.1893&quot;" office:value-type="string" office:string-value="14.09.1893" calcext:value-type="string">
            <text:p>14.09.1893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eucher, Adolf</text:p>
          </table:table-cell>
          <table:table-cell table:style-name="ce34" office:value-type="float" office:value="1831" calcext:value-type="float">
            <text:p>1831 <text:s text:c="3"/></text:p>
          </table:table-cell>
          <table:table-cell table:style-name="ce20" office:value-type="string" office:string-value="Steckborn" calcext:value-type="string">
            <text:p><text:s/>Steckborn</text:p>
          </table:table-cell>
          <table:table-cell office:value-type="string" office:string-value="TG" calcext:value-type="string">
            <text:p><text:s/>TG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0.04.1883&quot;" office:value-type="string" office:string-value="10.04.1883" calcext:value-type="string">
            <text:p>10.04.1883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10.07.1912&quot;" office:value-type="string" office:string-value="10.07.1912" calcext:value-type="string">
            <text:p>10.07.191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auser, Walter</text:p>
          </table:table-cell>
          <table:table-cell table:style-name="ce34" office:value-type="float" office:value="1837" calcext:value-type="float">
            <text:p>1837 <text:s text:c="3"/></text:p>
          </table:table-cell>
          <table:table-cell table:style-name="ce20" office:value-type="string" office:string-value="Wädenswil und St. Gallen" calcext:value-type="string">
            <text:p><text:s/>Wädenswil und St. Gallen</text:p>
          </table:table-cell>
          <table:table-cell office:value-type="string" office:string-value="ZH" calcext:value-type="string">
            <text:p><text:s/>ZH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3.12.1888&quot;" office:value-type="string" office:string-value="13.12.1888" calcext:value-type="string">
            <text:p>13.12.1888 <text:s/></text:p>
          </table:table-cell>
          <table:table-cell table:style-name="ce27" office:value-type="string" office:string-value=" -" calcext:value-type="string">
            <text:p><text:s/>- <text:s/></text:p>
          </table:table-cell>
          <table:table-cell table:style-name="ce29" table:formula="of:=&quot;22.10.1902&quot;" office:value-type="string" office:string-value="22.10.1902" calcext:value-type="string">
            <text:p>22.10.190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rey, Emil</text:p>
          </table:table-cell>
          <table:table-cell table:style-name="ce34" office:value-type="float" office:value="1838" calcext:value-type="float">
            <text:p>1838 <text:s text:c="3"/></text:p>
          </table:table-cell>
          <table:table-cell table:style-name="ce20" office:value-type="string" office:string-value="Münchenstein" calcext:value-type="string">
            <text:p><text:s/>Münchenstein</text:p>
          </table:table-cell>
          <table:table-cell office:value-type="string" office:string-value="BL" calcext:value-type="string">
            <text:p><text:s/>BL</text:p>
          </table:table-cell>
          <table:table-cell office:value-type="string" office:string-value="FDP" calcext:value-type="string">
            <text:p><text:s/>FDP</text:p>
          </table:table-cell>
          <table:table-cell table:style-name="ce27" table:formula="of:=&quot;11.12.1890&quot;" office:value-type="string" office:string-value="11.12.1890" calcext:value-type="string">
            <text:p>11.12.1890 <text:s/></text:p>
          </table:table-cell>
          <table:table-cell table:style-name="ce27" table:formula="of:=&quot;11.03.1897&quot;" office:value-type="string" office:string-value="11.03.1897" calcext:value-type="string">
            <text:p>11.03.1897 <text:s/></text:p>
          </table:table-cell>
          <table:table-cell table:style-name="ce29" table:formula="of:=&quot;24.12.1922&quot;" office:value-type="string" office:string-value="24.12.1922" calcext:value-type="string">
            <text:p>24.12.1922 <text:s/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Zemp, Joseph</text:p>
          </table:table-cell>
          <table:table-cell table:style-name="ce34" office:value-type="float" office:value="1834" calcext:value-type="float">
            <text:p>1834 <text:s text:c="3"/></text:p>
          </table:table-cell>
          <table:table-cell table:style-name="ce20" office:value-type="string" office:string-value="Entlebuch" calcext:value-type="string">
            <text:p><text:s/>Entlebuch</text:p>
          </table:table-cell>
          <table:table-cell office:value-type="string" office:string-value="LU" calcext:value-type="string">
            <text:p><text:s/>LU</text:p>
          </table:table-cell>
          <table:table-cell office:value-type="string" office:string-value="CVP" calcext:value-type="string">
            <text:p><text:s/>CVP</text:p>
          </table:table-cell>
          <table:table-cell table:style-name="ce27" table:formula="of:=&quot;17.12.1891&quot;" office:value-type="string" office:string-value="17.12.1891" calcext:value-type="string">
            <text:p>17.12.1891 <text:s/></text:p>
          </table:table-cell>
          <table:table-cell table:style-name="ce27" table:formula="of:=&quot;17.06.1908&quot;" office:value-type="string" office:string-value="17.06.1908" calcext:value-type="string">
            <text:p>17.06.1908 <text:s/></text:p>
          </table:table-cell>
          <table:table-cell table:style-name="ce29" table:formula="of:=&quot;08.12.1908&quot;" office:value-type="string" office:string-value="08.12.1908" calcext:value-type="string">
            <text:p>08.12.1908 <text:s/>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6"/>
          <table:table-cell table:style-name="ce21" table:number-columns-repeated="3"/>
          <table:table-cell table:style-name="ce2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1) Die Parteibezeichnung richtet sich nach den heute verwendeten Namen.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9" office:value-type="string" calcext:value-type="string">
            <text:p>Bei Parteien, die im Verlauf der Zeit ihren Namen änderten, wird in den Tabellen die heute gültige Bezeichnung verwendet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2009: Fusion von FDP und LPS auf nationaler Ebene unter der Bezeichnung "FDP.Die Liberalen".</text:p>
          </table:table-cell>
          <table:table-cell table:number-columns-repeated="2"/>
          <table:table-cell table:style-name="ce2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2) Mitte 2008: Ausschluss bzw. Austritt aus der SVP-Schweiz und Beitritt zur neu gegründeten Bürgerlich-Demokratischen Partei (BDP)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DP <text:s text:c="7"/></text:p>
          </table:table-cell>
          <table:table-cell table:style-name="ce23" office:value-type="string" calcext:value-type="string">
            <text:p>Freisinnig-Demokratische Partei der Schweiz</text:p>
          </table:table-cell>
          <table:table-cell/>
          <table:table-cell table:style-name="ce26" office:value-type="string" calcext:value-type="string">
            <text:p>PdA <text:s text:c="12"/></text:p>
          </table:table-cell>
          <table:table-cell office:value-type="string" calcext:value-type="string">
            <text:p>Partei der Arbeit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09: Fusion von FDP und LPS auf nationaler Ebene </text:p>
          </table:table-cell>
          <table:table-cell/>
          <table:table-cell table:style-name="ce26" office:value-type="string" calcext:value-type="string">
            <text:p>GPS</text:p>
          </table:table-cell>
          <table:table-cell office:value-type="string" calcext:value-type="string">
            <text:p>Grüne 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unter der Bezeichnung "FDP.Die Liberalen".</text:p>
          </table:table-cell>
          <table:table-cell/>
          <table:table-cell table:style-name="ce26" office:value-type="string" calcext:value-type="string">
            <text:p>FGA</text:p>
          </table:table-cell>
          <table:table-cell office:value-type="string" calcext:value-type="string">
            <text:p>Grün-alternative und feministische Gruppierung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VP</text:p>
          </table:table-cell>
          <table:table-cell table:style-name="ce23" office:value-type="string" calcext:value-type="string">
            <text:p>Christlichdemokratische Volkspartei der Schweiz</text:p>
          </table:table-cell>
          <table:table-cell/>
          <table:table-cell table:style-name="ce26"/>
          <table:table-cell office:value-type="string" calcext:value-type="string">
            <text:p>(Sammelbezeichnung)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P</text:p>
          </table:table-cell>
          <table:table-cell table:style-name="ce23" office:value-type="string" calcext:value-type="string">
            <text:p>Sozialdemokratische Partei der Schweiz</text:p>
          </table:table-cell>
          <table:table-cell/>
          <table:table-cell table:style-name="ce26" office:value-type="string" calcext:value-type="string">
            <text:p>Sol.</text:p>
          </table:table-cell>
          <table:table-cell office:value-type="string" calcext:value-type="string">
            <text:p>Solidarität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SVP</text:p>
          </table:table-cell>
          <table:table-cell table:style-name="ce23" office:value-type="string" calcext:value-type="string">
            <text:p>Schweizerische Volkspartei</text:p>
          </table:table-cell>
          <table:table-cell/>
          <table:table-cell table:style-name="ce26" office:value-type="string" calcext:value-type="string">
            <text:p>SD</text:p>
          </table:table-cell>
          <table:table-cell office:value-type="string" calcext:value-type="string">
            <text:p>Schweizer Demokrat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PS</text:p>
          </table:table-cell>
          <table:table-cell table:style-name="ce23" office:value-type="string" calcext:value-type="string">
            <text:p>Liberale Partei der Schweiz</text:p>
          </table:table-cell>
          <table:table-cell/>
          <table:table-cell table:style-name="ce26" office:value-type="string" calcext:value-type="string">
            <text:p>EDU</text:p>
          </table:table-cell>
          <table:table-cell office:value-type="string" calcext:value-type="string">
            <text:p>Eidgenössisch-Demokratische Un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(Februar 2009: Fusion mit der FDP)</text:p>
          </table:table-cell>
          <table:table-cell/>
          <table:table-cell table:style-name="ce26" office:value-type="string" calcext:value-type="string">
            <text:p>FPS</text:p>
          </table:table-cell>
          <table:table-cell office:value-type="string" calcext:value-type="string">
            <text:p>Freiheitspartei der Schweiz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LdU</text:p>
          </table:table-cell>
          <table:table-cell table:style-name="ce23" office:value-type="string" calcext:value-type="string">
            <text:p>Landesring der Unabhängigen</text:p>
          </table:table-cell>
          <table:table-cell/>
          <table:table-cell table:style-name="ce26" office:value-type="string" calcext:value-type="string">
            <text:p>Lega</text:p>
          </table:table-cell>
          <table:table-cell office:value-type="string" calcext:value-type="string">
            <text:p>Lega dei ticinesi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EVP</text:p>
          </table:table-cell>
          <table:table-cell table:style-name="ce23" office:value-type="string" calcext:value-type="string">
            <text:p>Evangelische Volkspartei der Schweiz</text:p>
          </table:table-cell>
          <table:table-cell/>
          <table:table-cell table:style-name="ce26" office:value-type="string" calcext:value-type="string">
            <text:p>MCR</text:p>
          </table:table-cell>
          <table:table-cell office:value-type="string" calcext:value-type="string">
            <text:p>Mouvement Citoyens Romands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CSP</text:p>
          </table:table-cell>
          <table:table-cell table:style-name="ce23" office:value-type="string" calcext:value-type="string">
            <text:p>Christlichsoziale Partei</text:p>
          </table:table-cell>
          <table:table-cell/>
          <table:table-cell table:style-name="ce26" office:value-type="string" calcext:value-type="string">
            <text:p>Übrige</text:p>
          </table:table-cell>
          <table:table-cell office:value-type="string" calcext:value-type="string">
            <text:p>übrige Parteien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DSP</text:p>
          </table:table-cell>
          <table:table-cell table:style-name="ce23" office:value-type="string" calcext:value-type="string">
            <text:p>Demokratisch-Sozial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BDP</text:p>
          </table:table-cell>
          <table:table-cell table:style-name="ce23" office:value-type="string" calcext:value-type="string">
            <text:p>Bürgerlich-Demokratische Partei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kanzlei, Informationsdienst. Auskunft: 031 322 37 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Mail: webmaster@admin.ch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r. </number:text>
      <number:number number:decimal-places="0" number:min-integer-digits="1" number:grouping="true"/>
    </number:number-style>
    <number:number-style style:name="N106">
      <number:text>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style:text-properties fo:color="#ff0000"/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2" number:min-integer-digits="1" number:grouping="true"/>
    </number:number-style>
    <number:number-style style:name="N108">
      <number:text>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style:text-properties fo:color="#ff0000"/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fr.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SFr.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/>
      <number:text>.</number:text>
      <number:month number:textual="true"/>
      <number:text>.</number:text>
      <number:year/>
    </number:date-style>
    <number:date-style style:name="N129">
      <number:day/>
      <number:text>.</number:text>
      <number:month number:textual="true"/>
    </number:date-style>
    <number:number-style style:name="N130P0" style:volatile="true">
      <number:number number:decimal-places="0" number:min-integer-digits="1" number:grouping="true"/>
      <number:text> F</number:text>
    </number:number-style>
    <number:number-style style:name="N130">
      <number:text>-</number:text>
      <number:number number:decimal-places="0" number:min-integer-digits="1" number:grouping="true"/>
      <number:text> F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F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F</number:text>
    </number:number-style>
    <number:number-style style:name="N132">
      <number:text>-</number:text>
      <number:number number:decimal-places="2" number:min-integer-digits="1" number:grouping="true"/>
      <number:text> F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F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text>fr. </number:text>
      <number:number number:decimal-places="0" number:min-integer-digits="1" number:grouping="true"/>
    </number:number-style>
    <number:number-style style:name="N134">
      <number:text>-fr. 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fr. </number:text>
      <number:number number:decimal-places="0" number:min-integer-digits="1" number:grouping="true"/>
    </number:number-style>
    <number:number-style style:name="N135">
      <style:text-properties fo:color="#ff0000"/>
      <number:text>-fr.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fr. </number:text>
      <number:number number:decimal-places="2" number:min-integer-digits="1" number:grouping="true"/>
    </number:number-style>
    <number:number-style style:name="N136">
      <number:text>-fr. 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fr. </number:text>
      <number:number number:decimal-places="2" number:min-integer-digits="1" number:grouping="true"/>
    </number:number-style>
    <number:number-style style:name="N137">
      <style:text-properties fo:color="#ff0000"/>
      <number:text>-fr. </number:text>
      <number:number number:decimal-places="2" number:min-integer-digits="1" number:grouping="true"/>
      <style:map style:condition="value()&gt;=0" style:apply-style-name="N137P0"/>
    </number:number-style>
    <number:date-style style:name="N138">
      <number:day/>
      <number:text>.</number:text>
      <number:month/>
      <number:text>.</number:text>
      <number:year/>
    </number:date-style>
    <number:date-style style:name="N139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number-style style:name="N140">
      <number:number number:decimal-places="3" number:min-integer-digits="0"/>
    </number:number-style>
    <number:number-style style:name="N141P0" style:volatile="true">
      <number:text> </number:text>
      <number:number number:decimal-places="0" number:min-integer-digits="1"/>
    </number:number-style>
    <number:number-style style:name="N141P1" style:volatile="true">
      <number:text/>
    </number:number-style>
    <number:number-style style:name="N141P2" style:volatile="true">
      <number:text/>
    </number:number-style>
    <number:text-style style:name="N141">
      <number:text> </number:text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 </number:text>
      <number:number number:decimal-places="0" number:min-integer-digits="1"/>
    </number:number-style>
    <number:number-style style:name="N142P1" style:volatile="true">
      <number:text/>
    </number:number-style>
    <number:number-style style:name="N142P2" style:volatile="true">
      <number:text/>
    </number:number-style>
    <number:text-style style:name="N142">
      <number:text>  </number:text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1" number:min-integer-digits="1" number:grouping="true" number:display-factor="1000"/>
    </number:number-style>
    <number:number-style style:name="N143P1" style:volatile="true">
      <number:text>- </number:text>
      <number:number number:decimal-places="1" number:min-integer-digits="1" number:grouping="true" number:display-factor="1000"/>
    </number:number-style>
    <number:number-style style:name="N143P2" style:volatile="true"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1" number:min-integer-digits="1" number:grouping="true" number:display-factor="1000000"/>
    </number:number-style>
    <number:number-style style:name="N144P1" style:volatile="true">
      <number:text>- </number:text>
      <number:number number:decimal-places="1" number:min-integer-digits="1" number:grouping="true" number:display-factor="1000000"/>
    </number:number-style>
    <number:number-style style:name="N144P2" style:volatile="true">
      <number:text>-  </number:text>
    </number:number-style>
    <number:text-style style:name="N144">
      <number:text-content/>
      <number:text> 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integer-digits="1" number:grouping="true" number:display-factor="1000"/>
    </number:number-style>
    <number:number-style style:name="N145P1" style:volatile="true">
      <number:text>- </number:text>
      <number:number number:decimal-places="0" number:min-integer-digits="1" number:grouping="true" number:display-factor="1000"/>
    </number:number-style>
    <number:number-style style:name="N145P2" style:volatile="true"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 number:display-factor="1000000"/>
    </number:number-style>
    <number:number-style style:name="N146P1" style:volatile="true">
      <number:text>- </number:text>
      <number:number number:decimal-places="0" number:min-integer-digits="1" number:grouping="true" number:display-factor="1000000"/>
    </number:number-style>
    <number:number-style style:name="N146P2" style:volatile="true">
      <number:text>-  </number:text>
    </number:number-style>
    <number:text-style style:name="N146">
      <number:text-content/>
      <number:text> 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number:min-integer-digits="1" number:display-factor="1000"/>
    </number:number-style>
    <number:number-style style:name="N148P0" style:volatile="true">
      <number:number number:decimal-places="0" number:min-integer-digits="1" number:display-factor="1000000000000"/>
    </number:number-style>
    <number:number-style style:name="N148P1" style:volatile="true">
      <number:text>- </number:text>
      <number:number number:decimal-places="0" number:min-integer-digits="1" number:display-factor="1000000000000"/>
    </number:number-style>
    <number:number-style style:name="N148P2" style:volatile="true">
      <number:text>-    </number:text>
    </number:number-style>
    <number:text-style style:name="N148">
      <number:text-content/>
      <number:text>   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-content/>
      <number:text> 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1" number:min-integer-digits="1" number:grouping="true"/>
      <number:text>  </number:text>
    </number:number-style>
    <number:number-style style:name="N150P1" style:volatile="true">
      <number:text>-</number:text>
      <number:number number:decimal-places="1" number:min-integer-digits="1" number:grouping="true"/>
      <number:text>  </number:text>
    </number:number-style>
    <number:number-style style:name="N150P2" style:volatile="true">
      <number:text>-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1" number:min-integer-digits="1" number:grouping="true"/>
      <number:text>    </number:text>
    </number:number-style>
    <number:number-style style:name="N151P1" style:volatile="true">
      <number:text>-</number:text>
      <number:number number:decimal-places="1" number:min-integer-digits="1" number:grouping="true"/>
      <number:text>    </number:text>
    </number:number-style>
    <number:number-style style:name="N151P2" style:volatile="true">
      <number:text>-    </number:text>
    </number:number-style>
    <number:text-style style:name="N151">
      <number:text-content/>
      <number:text> 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 </number:text>
    </number:number-style>
    <number:number-style style:name="N152P1" style:volatile="true">
      <number:text>-</number:text>
      <number:number number:decimal-places="0" number:min-integer-digits="1" number:grouping="true"/>
      <number:text>  </number:text>
    </number:number-style>
    <number:number-style style:name="N152P2" style:volatile="true">
      <number:text>-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number:min-integer-digits="1"/>
      <number:text>    </number:text>
    </number:number-style>
    <number:number-style style:name="N154P1" style:volatile="true">
      <number:text>- </number:text>
      <number:number number:decimal-places="0" number:min-integer-digits="1"/>
      <number:text>   -    </number:text>
    </number:number-style>
    <number:text-style style:name="N154">
      <number:text-content/>
      <number:text>    </number:text>
      <style:map style:condition="value()&gt;0" style:apply-style-name="N154P0"/>
      <style:map style:condition="value()&lt;0" style:apply-style-name="N154P1"/>
    </number:text-style>
    <number:number-style style:name="N155P0" style:volatile="true">
      <number:number number:decimal-places="0" number:min-integer-digits="1"/>
      <number:text>    </number:text>
    </number:number-style>
    <number:number-style style:name="N155P1" style:volatile="true">
      <number:text>- </number:text>
      <number:number number:decimal-places="0" number:min-integer-digits="1"/>
      <number:text>    </number:text>
    </number:number-style>
    <number:number-style style:name="N155P2" style:volatile="true">
      <number:text>-    </number:text>
    </number:number-style>
    <number:text-style style:name="N155">
      <number:text-content/>
      <number:text>   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/>
      <number:text>.</number:text>
      <number:month number:style="long"/>
      <number:text>.</number:text>
      <number:year number:style="long"/>
    </number:date-style>
    <number:number-style style:name="N157P0" style:volatile="true">
      <number:text/>
    </number:number-style>
    <number:number-style style:name="N157P1" style:volatile="true">
      <number:text/>
    </number:number-style>
    <number:number-style style:name="N157P2" style:volatile="true">
      <number:text/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Ja</number:text>
    </number:number-style>
    <number:number-style style:name="N158P1" style:volatile="true">
      <number:text>Ja</number:text>
    </number:number-style>
    <number:number-style style:name="N158">
      <number:text>Nein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Wahr</number:text>
    </number:number-style>
    <number:number-style style:name="N159P1" style:volatile="true">
      <number:text>Wahr</number:text>
    </number:number-style>
    <number:number-style style:name="N159">
      <number:text>Falsch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Ein</number:text>
    </number:number-style>
    <number:number-style style:name="N160P1" style:volatile="true">
      <number:text>Ein</number:text>
    </number:number-style>
    <number:number-style style:name="N160">
      <number:text>Aus</number:text>
      <style:map style:condition="value()&gt;0" style:apply-style-name="N160P0"/>
      <style:map style:condition="value()&lt;0" style:apply-style-name="N160P1"/>
    </number:number-style>
    <number:currency-style style:name="N161P0" style:volatile="true">
      <number:currency-symbol number:language="fr" number:country="CH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fr" number:country="CH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Helvetica" fo:font-family="Helvetica" fo:font-size="8.5pt" style:font-name-asian="Microsoft YaHei" style:font-family-asian="'Microsoft YaHei'" style:font-family-generic-asian="system" style:font-pitch-asian="variable" style:font-size-asian="8.5pt" style:font-name-complex="Helvetica" style:font-family-complex="Helvetica" style:font-size-complex="8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cm" fo:margin-bottom="3.3cm" fo:margin-left="1.9cm" fo:margin-right="1.499cm" style:first-page-number="continue" style:scale-to-X="1" style:scale-to-Y="2" style:writing-mode="lr-tb"/>
      <style:header-style>
        <style:header-footer-properties fo:min-height="0.75cm" fo:margin-left="0cm" fo:margin-right="0.4cm" fo:margin-bottom="0cm"/>
      </style:header-style>
      <style:footer-style>
        <style:header-footer-properties fo:min-height="0.75cm" fo:margin-left="0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91_20_-_20_115" style:display-name="PageStyle_91 - 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1_20_-_20_90" style:display-name="PageStyle_61 - 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1_20_-_20_60" style:display-name="PageStyle_31 - 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-_20_30" style:display-name="PageStyle_1 - 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FS/OFS/UST</meta:initial-creator>
    <meta:creation-date>1999-02-02T11:20:23</meta:creation-date>
    <dc:creator>Pierre-Alain Baeriswyl</dc:creator>
    <dc:date>2013-12-17T14:49:12</dc:date>
    <meta:print-date>2000-09-29T06:50:54</meta:print-date>
    <meta:document-statistic meta:table-count="4" meta:cell-count="1140" meta:object-count="0"/>
    <meta:generator>LibreOffice/4.2.4.2$Windows_x86 LibreOffice_project/63150712c6d317d27ce2db16eb94c2f3d7b699f8</meta:generator>
  </office:meta>
</office:document-meta>
</file>